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84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13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bbe33d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ld sheet attributes</text:p>
          </table:table-cell>
          <table:table-cell table:number-columns-repeated="2"/>
          <table:table-cell office:value-type="string" calcext:value-type="string">
            <text:p>New sheet attribute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racter_name</text:p>
          </table:table-cell>
          <table:table-cell/>
          <table:table-cell office:value-type="string" calcext:value-type="string">
            <text:p>attr_character_name</text:p>
          </table:table-cell>
          <table:table-cell table:formula="of:=[.B2]=[.D2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pter</text:p>
          </table:table-cell>
          <table:table-cell/>
          <table:table-cell office:value-type="string" calcext:value-type="string">
            <text:p>attr_Chapter</text:p>
          </table:table-cell>
          <table:table-cell table:formula="of:=[.B3]=[.D3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pter_Demeanour</text:p>
          </table:table-cell>
          <table:table-cell/>
          <table:table-cell office:value-type="string" calcext:value-type="string">
            <text:p>attr_Chapter_Demeanour</text:p>
          </table:table-cell>
          <table:table-cell table:formula="of:=[.B4]=[.D4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attr_RenownRa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Speciality</text:p>
          </table:table-cell>
          <table:table-cell/>
          <table:table-cell office:value-type="string" calcext:value-type="string">
            <text:p>attr_Speciality</text:p>
          </table:table-cell>
          <table:table-cell table:formula="of:=[.B5]=[.D5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Rank</text:p>
          </table:table-cell>
          <table:table-cell/>
          <table:table-cell office:value-type="string" calcext:value-type="string">
            <text:p>attr_Rank</text:p>
          </table:table-cell>
          <table:table-cell table:formula="of:=[.B6]=[.D6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Renown</text:p>
          </table:table-cell>
          <table:table-cell/>
          <table:table-cell office:value-type="string" calcext:value-type="string">
            <text:p>attr_Renown</text:p>
          </table:table-cell>
          <table:table-cell table:formula="of:=[.B7]=[.D7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ttr_Power_Armour_History1</text:p>
          </table:table-cell>
          <table:table-cell table:style-name="ce3"/>
          <table:table-cell table:style-name="ce3" office:value-type="string" calcext:value-type="string">
            <text:p>attr_powerArmourHistory</text:p>
          </table:table-cell>
          <table:table-cell table:formula="of:=[.B8]=[.D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ower_Armour_History2</text:p>
          </table:table-cell>
          <table:table-cell table:style-name="ce5"/>
          <table:table-cell table:style-name="ce5" office:value-type="string" calcext:value-type="string">
            <text:p>attr_powerArmourHistoryDesc</text:p>
          </table:table-cell>
          <table:table-cell table:formula="of:=[.B9]=[.D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ower_Armour_History3</text:p>
          </table:table-cell>
          <table:table-cell table:style-name="ce5" table:number-columns-repeated="2"/>
          <table:table-cell table:formula="of:=[.B10]=[.D1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layer</text:p>
          </table:table-cell>
          <table:table-cell/>
          <table:table-cell office:value-type="string" calcext:value-type="string">
            <text:p>attr_player</text:p>
          </table:table-cell>
          <table:table-cell table:formula="of:=[.B11]=[.D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ersonal_Demeanour</text:p>
          </table:table-cell>
          <table:table-cell/>
          <table:table-cell office:value-type="string" calcext:value-type="string">
            <text:p>attr_Personal_Demeanour</text:p>
          </table:table-cell>
          <table:table-cell table:formula="of:=[.B12]=[.D12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ast_Event</text:p>
          </table:table-cell>
          <table:table-cell/>
          <table:table-cell office:value-type="string" calcext:value-type="string">
            <text:p>attr_Past_Event</text:p>
          </table:table-cell>
          <table:table-cell table:formula="of:=[.B13]=[.D13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Gender</text:p>
          </table:table-cell>
          <table:table-cell table:style-name="ce5" table:number-columns-repeated="2"/>
          <table:table-cell table:formula="of:=[.B14]=[.D1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Age</text:p>
          </table:table-cell>
          <table:table-cell table:style-name="ce5" table:number-columns-repeated="2"/>
          <table:table-cell table:formula="of:=[.B15]=[.D1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Build</text:p>
          </table:table-cell>
          <table:table-cell table:style-name="ce5" table:number-columns-repeated="2"/>
          <table:table-cell table:formula="of:=[.B16]=[.D1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Complexion</text:p>
          </table:table-cell>
          <table:table-cell table:style-name="ce5" table:number-columns-repeated="2"/>
          <table:table-cell table:formula="of:=[.B17]=[.D1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Hair</text:p>
          </table:table-cell>
          <table:table-cell table:style-name="ce5" table:number-columns-repeated="2"/>
          <table:table-cell table:formula="of:=[.B18]=[.D1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Description1</text:p>
          </table:table-cell>
          <table:table-cell table:style-name="ce5"/>
          <table:table-cell table:style-name="ce5" office:value-type="string" calcext:value-type="string">
            <text:p>attr_CharacterDescription</text:p>
          </table:table-cell>
          <table:table-cell table:formula="of:=[.B19]=[.D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Description2</text:p>
          </table:table-cell>
          <table:table-cell table:style-name="ce5" table:number-columns-repeated="2"/>
          <table:table-cell table:formula="of:=[.B20]=[.D2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SB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Description3</text:p>
          </table:table-cell>
          <table:table-cell table:style-name="ce5" table:number-columns-repeated="2"/>
          <table:table-cell table:formula="of:=[.B21]=[.D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eaponSkill</text:p>
          </table:table-cell>
          <table:table-cell/>
          <table:table-cell office:value-type="string" calcext:value-type="string">
            <text:p>attr_startingWS</text:p>
          </table:table-cell>
          <table:table-cell table:formula="of:=[.B22]=[.D2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BS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WeaponSkill</text:p>
          </table:table-cell>
          <table:table-cell table:number-columns-repeated="2"/>
          <table:table-cell table:formula="of:=[.B23]=[.D2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WS</text:p>
          </table:table-cell>
          <table:table-cell/>
          <table:table-cell office:value-type="string" calcext:value-type="string">
            <text:p>attr_AdvancedWS1,attr_AdvancedWS2,attr_AdvancedWS3,attr_AdvancedWS4</text:p>
          </table:table-cell>
          <table:table-cell table:formula="of:=[.B24]=[.D2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BallisticSkill</text:p>
          </table:table-cell>
          <table:table-cell/>
          <table:table-cell office:value-type="string" calcext:value-type="string">
            <text:p>attr_startingBS</text:p>
          </table:table-cell>
          <table:table-cell table:formula="of:=[.B25]=[.D2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BallisticSkill</text:p>
          </table:table-cell>
          <table:table-cell table:number-columns-repeated="2"/>
          <table:table-cell table:formula="of:=[.B26]=[.D2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T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BS</text:p>
          </table:table-cell>
          <table:table-cell/>
          <table:table-cell office:value-type="string" calcext:value-type="string">
            <text:p>attr_AdvancedBS1,attr_AdvancedBS2,attr_AdvancedBS3,attr_AdvancedBS4</text:p>
          </table:table-cell>
          <table:table-cell table:formula="of:=[.B27]=[.D2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trength</text:p>
          </table:table-cell>
          <table:table-cell/>
          <table:table-cell office:value-type="string" calcext:value-type="string">
            <text:p>attr_startingS</text:p>
          </table:table-cell>
          <table:table-cell table:formula="of:=[.B28]=[.D2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A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Strength</text:p>
          </table:table-cell>
          <table:table-cell table:number-columns-repeated="2"/>
          <table:table-cell table:formula="of:=[.B29]=[.D2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S</text:p>
          </table:table-cell>
          <table:table-cell/>
          <table:table-cell office:value-type="string" calcext:value-type="string">
            <text:p>attr_AdvancedS1,attr_AdvancedS2,attr_AdvancedS3,attr_AdvancedS4</text:p>
          </table:table-cell>
          <table:table-cell table:formula="of:=[.B30]=[.D3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Toughness</text:p>
          </table:table-cell>
          <table:table-cell/>
          <table:table-cell office:value-type="string" calcext:value-type="string">
            <text:p>attr_startingT</text:p>
          </table:table-cell>
          <table:table-cell table:formula="of:=[.B31]=[.D3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Toughness</text:p>
          </table:table-cell>
          <table:table-cell table:number-columns-repeated="2"/>
          <table:table-cell table:formula="of:=[.B32]=[.D3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advanceT</text:p>
          </table:table-cell>
          <table:table-cell/>
          <table:table-cell office:value-type="string" calcext:value-type="string">
            <text:p>attr_AdvancedT1,attr_AdvancedT2,attr_AdvancedT3,attr_AdvancedT4</text:p>
          </table:table-cell>
          <table:table-cell table:formula="of:=[.B33]=[.D3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gility</text:p>
          </table:table-cell>
          <table:table-cell/>
          <table:table-cell office:value-type="string" calcext:value-type="string">
            <text:p>attr_startingAG</text:p>
          </table:table-cell>
          <table:table-cell table:formula="of:=[.B34]=[.D3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P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unnatural-Agility</text:p>
          </table:table-cell>
          <table:table-cell table:number-columns-repeated="2"/>
          <table:table-cell table:formula="of:=[.B35]=[.D3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Ag</text:p>
          </table:table-cell>
          <table:table-cell/>
          <table:table-cell office:value-type="string" calcext:value-type="string">
            <text:p>attr_AdvancedAG1,attr_AdvancedAG2,attr_AdvancedAG3,attr_AdvancedAG4</text:p>
          </table:table-cell>
          <table:table-cell table:formula="of:=[.B36]=[.D3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Intelligence</text:p>
          </table:table-cell>
          <table:table-cell/>
          <table:table-cell office:value-type="string" calcext:value-type="string">
            <text:p>attr_startingINT</text:p>
          </table:table-cell>
          <table:table-cell table:formula="of:=[.B37]=[.D3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Intelligence</text:p>
          </table:table-cell>
          <table:table-cell table:number-columns-repeated="2"/>
          <table:table-cell table:formula="of:=[.B38]=[.D3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Int</text:p>
          </table:table-cell>
          <table:table-cell/>
          <table:table-cell office:value-type="string" calcext:value-type="string">
            <text:p>attr_AdvancedINT1,attr_AdvancedINT2,attr_AdvancedINT3,attr_AdvancedINT4</text:p>
          </table:table-cell>
          <table:table-cell table:formula="of:=[.B39]=[.D3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erception</text:p>
          </table:table-cell>
          <table:table-cell/>
          <table:table-cell office:value-type="string" calcext:value-type="string">
            <text:p>attr_startingPER</text:p>
          </table:table-cell>
          <table:table-cell table:formula="of:=[.B40]=[.D4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Perception</text:p>
          </table:table-cell>
          <table:table-cell table:number-columns-repeated="2"/>
          <table:table-cell table:formula="of:=[.B41]=[.D4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Per</text:p>
          </table:table-cell>
          <table:table-cell/>
          <table:table-cell office:value-type="string" calcext:value-type="string">
            <text:p>attr_AdvancedPER1,attr_AdvancedPER2,attr_AdvancedPER3,attr_AdvancedPER4</text:p>
          </table:table-cell>
          <table:table-cell table:formula="of:=[.B42]=[.D4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illpower</text:p>
          </table:table-cell>
          <table:table-cell/>
          <table:table-cell office:value-type="string" calcext:value-type="string">
            <text:p>attr_startingWP</text:p>
          </table:table-cell>
          <table:table-cell table:formula="of:=[.B43]=[.D4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Willpower</text:p>
          </table:table-cell>
          <table:table-cell table:number-columns-repeated="2"/>
          <table:table-cell table:formula="of:=[.B44]=[.D4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WP</text:p>
          </table:table-cell>
          <table:table-cell/>
          <table:table-cell office:value-type="string" calcext:value-type="string">
            <text:p>attr_AdvancedWP1,attr_AdvancedWP2,attr_AdvancedWP3,attr_AdvancedWP4</text:p>
          </table:table-cell>
          <table:table-cell table:formula="of:=[.B45]=[.D4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Fellowship</text:p>
          </table:table-cell>
          <table:table-cell/>
          <table:table-cell office:value-type="string" calcext:value-type="string">
            <text:p>attr_startingFEL</text:p>
          </table:table-cell>
          <table:table-cell table:formula="of:=[.B46]=[.D4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unnatural-Fellowship</text:p>
          </table:table-cell>
          <table:table-cell table:number-columns-repeated="2"/>
          <table:table-cell table:formula="of:=[.B47]=[.D4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dvanceFel</text:p>
          </table:table-cell>
          <table:table-cell/>
          <table:table-cell office:value-type="string" calcext:value-type="string">
            <text:p>attr_AdvancedFEL1,attr_AdvancedFEL2,attr_AdvancedFEL3,attr_AdvancedFEL4</text:p>
          </table:table-cell>
          <table:table-cell table:formula="of:=[.B48]=[.D4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Fate_max</text:p>
          </table:table-cell>
          <table:table-cell/>
          <table:table-cell office:value-type="string" calcext:value-type="string">
            <text:p>attr_Fate_max</text:p>
          </table:table-cell>
          <table:table-cell table:formula="of:=[.B49]=[.D49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Fate</text:p>
          </table:table-cell>
          <table:table-cell/>
          <table:table-cell office:value-type="string" calcext:value-type="string">
            <text:p>attr_Fate</text:p>
          </table:table-cell>
          <table:table-cell table:formula="of:=[.B50]=[.D50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sanity</text:p>
          </table:table-cell>
          <table:table-cell/>
          <table:table-cell office:value-type="string" calcext:value-type="string">
            <text:p>attr_PCurse</text:p>
          </table:table-cell>
          <table:table-cell table:formula="of:=[.B51]=[.D5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Disorder</text:p>
          </table:table-cell>
          <table:table-cell table:style-name="ce5"/>
          <table:table-cell table:style-name="ce5" office:value-type="string" calcext:value-type="string">
            <text:p>repeating_disorders</text:p>
          </table:table-cell>
          <table:table-cell table:formula="of:=[.B52]=[.D5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Disorder</text:p>
          </table:table-cell>
          <table:table-cell table:style-name="ce5"/>
          <table:table-cell table:style-name="ce5" office:value-type="string" calcext:value-type="string">
            <text:p>attr_DisorderName</text:p>
          </table:table-cell>
          <table:table-cell table:formula="of:=[.B53]=[.D5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Disorder</text:p>
          </table:table-cell>
          <table:table-cell table:style-name="ce5"/>
          <table:table-cell table:style-name="ce5" office:value-type="string" calcext:value-type="string">
            <text:p>attr_disorderseverity</text:p>
          </table:table-cell>
          <table:table-cell table:formula="of:=[.B54]=[.D5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Disorder</text:p>
          </table:table-cell>
          <table:table-cell table:style-name="ce5"/>
          <table:table-cell table:style-name="ce5" office:value-type="string" calcext:value-type="string">
            <text:p>attr_disorderdesc</text:p>
          </table:table-cell>
          <table:table-cell table:formula="of:=[.B55]=[.D5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Disorder</text:p>
          </table:table-cell>
          <table:table-cell table:style-name="ce5" table:number-columns-repeated="2"/>
          <table:table-cell table:formula="of:=[.B56]=[.D5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Disorder</text:p>
          </table:table-cell>
          <table:table-cell table:style-name="ce5" table:number-columns-repeated="2"/>
          <table:table-cell table:formula="of:=[.B57]=[.D5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7thDisorder</text:p>
          </table:table-cell>
          <table:table-cell table:style-name="ce5" table:number-columns-repeated="2"/>
          <table:table-cell table:formula="of:=[.B58]=[.D5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rruption</text:p>
          </table:table-cell>
          <table:table-cell/>
          <table:table-cell office:value-type="string" calcext:value-type="string">
            <text:p>attr_Corruption</text:p>
          </table:table-cell>
          <table:table-cell table:formula="of:=[.B59]=[.D59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Malignancy</text:p>
          </table:table-cell>
          <table:table-cell table:style-name="ce2"/>
          <table:table-cell table:style-name="ce2" office:value-type="string" calcext:value-type="string">
            <text:p>repeating_malignancies</text:p>
          </table:table-cell>
          <table:table-cell table:formula="of:=[.B60]=[.D6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Malignancy</text:p>
          </table:table-cell>
          <table:table-cell table:style-name="ce2"/>
          <table:table-cell table:style-name="ce2" office:value-type="string" calcext:value-type="string">
            <text:p>attr_MaligName</text:p>
          </table:table-cell>
          <table:table-cell table:formula="of:=[.B61]=[.D6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Malignancy</text:p>
          </table:table-cell>
          <table:table-cell table:style-name="ce2"/>
          <table:table-cell table:style-name="ce2" office:value-type="string" calcext:value-type="string">
            <text:p>attr_Maligdesc</text:p>
          </table:table-cell>
          <table:table-cell table:formula="of:=[.B62]=[.D6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Mutation</text:p>
          </table:table-cell>
          <table:table-cell table:style-name="ce5"/>
          <table:table-cell table:style-name="ce5" office:value-type="string" calcext:value-type="string">
            <text:p>repeating_mutations</text:p>
          </table:table-cell>
          <table:table-cell table:formula="of:=[.B63]=[.D6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Mutation</text:p>
          </table:table-cell>
          <table:table-cell table:style-name="ce5"/>
          <table:table-cell table:style-name="ce5" office:value-type="string" calcext:value-type="string">
            <text:p>attr_MutationName / attr_mutationdesc</text:p>
          </table:table-cell>
          <table:table-cell table:formula="of:=[.B64]=[.D6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Mutation</text:p>
          </table:table-cell>
          <table:table-cell table:style-name="ce5" table:number-columns-repeated="2"/>
          <table:table-cell table:formula="of:=[.B65]=[.D6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WS</text:p>
          </table:table-cell>
          <table:table-cell table:number-columns-repeated="2"/>
          <table:table-cell table:formula="of:=[.B66]=[.D6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BS</text:p>
          </table:table-cell>
          <table:table-cell table:number-columns-repeated="2"/>
          <table:table-cell table:formula="of:=[.B67]=[.D6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S</text:p>
          </table:table-cell>
          <table:table-cell/>
          <table:table-cell office:value-type="string" calcext:value-type="string">
            <text:p>attr_MutCBS</text:p>
          </table:table-cell>
          <table:table-cell table:formula="of:=[.B68]=[.D6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T</text:p>
          </table:table-cell>
          <table:table-cell/>
          <table:table-cell office:value-type="string" calcext:value-type="string">
            <text:p>attr_MutCBT</text:p>
          </table:table-cell>
          <table:table-cell table:formula="of:=[.B69]=[.D6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Ag</text:p>
          </table:table-cell>
          <table:table-cell/>
          <table:table-cell office:value-type="string" calcext:value-type="string">
            <text:p>attr_MutCBA</text:p>
          </table:table-cell>
          <table:table-cell table:formula="of:=[.B70]=[.D7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Int</text:p>
          </table:table-cell>
          <table:table-cell/>
          <table:table-cell office:value-type="string" calcext:value-type="string">
            <text:p>attr_MutCBI</text:p>
          </table:table-cell>
          <table:table-cell table:formula="of:=[.B71]=[.D7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Per</text:p>
          </table:table-cell>
          <table:table-cell/>
          <table:table-cell office:value-type="string" calcext:value-type="string">
            <text:p>attr_MutCBP</text:p>
          </table:table-cell>
          <table:table-cell table:formula="of:=[.B72]=[.D7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WP</text:p>
          </table:table-cell>
          <table:table-cell/>
          <table:table-cell office:value-type="string" calcext:value-type="string">
            <text:p>attr_MutCBW</text:p>
          </table:table-cell>
          <table:table-cell table:formula="of:=[.B73]=[.D7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utFel</text:p>
          </table:table-cell>
          <table:table-cell/>
          <table:table-cell office:value-type="string" calcext:value-type="string">
            <text:p>attr_MutCBF</text:p>
          </table:table-cell>
          <table:table-cell table:formula="of:=[.B74]=[.D7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ttr_Primarch_Curse-1</text:p>
          </table:table-cell>
          <table:table-cell table:style-name="ce3"/>
          <table:table-cell table:style-name="ce3" office:value-type="string" calcext:value-type="string">
            <text:p>attr_CurseName</text:p>
          </table:table-cell>
          <table:table-cell table:formula="of:=[.B75]=[.D7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rimarch_Curse-2</text:p>
          </table:table-cell>
          <table:table-cell table:style-name="ce5"/>
          <table:table-cell table:style-name="ce5" office:value-type="string" calcext:value-type="string">
            <text:p>attr_cursedesc1</text:p>
          </table:table-cell>
          <table:table-cell table:formula="of:=[.B76]=[.D7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atiguepenalt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Primarch_Curse-3</text:p>
          </table:table-cell>
          <table:table-cell table:style-name="ce5"/>
          <table:table-cell table:style-name="ce5" office:value-type="string" calcext:value-type="string">
            <text:p>attr_cursedesc2</text:p>
          </table:table-cell>
          <table:table-cell table:formula="of:=[.B77]=[.D7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rimarch_Curse-4</text:p>
          </table:table-cell>
          <table:table-cell table:style-name="ce5"/>
          <table:table-cell table:style-name="ce5" office:value-type="string" calcext:value-type="string">
            <text:p>attr_cursedesc3</text:p>
          </table:table-cell>
          <table:table-cell table:formula="of:=[.B78]=[.D7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rimarch_Curse-5</text:p>
          </table:table-cell>
          <table:table-cell table:style-name="ce5" table:number-columns-repeated="2"/>
          <table:table-cell table:formula="of:=[.B79]=[.D7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Primarch_Curse-6</text:p>
          </table:table-cell>
          <table:table-cell table:style-name="ce5" table:number-columns-repeated="2"/>
          <table:table-cell table:formula="of:=[.B80]=[.D8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warenessCharacteristic</text:p>
          </table:table-cell>
          <table:table-cell table:number-columns-repeated="2"/>
          <table:table-cell table:formula="of:=[.B81]=[.D8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wareness</text:p>
          </table:table-cell>
          <table:table-cell/>
          <table:table-cell office:value-type="string" calcext:value-type="string">
            <text:p>attr_Awareness1,attr_Awareness2,attr_Awareness3</text:p>
          </table:table-cell>
          <table:table-cell table:formula="of:=[.B82]=[.D8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arouseCharacteristic</text:p>
          </table:table-cell>
          <table:table-cell table:number-columns-repeated="2"/>
          <table:table-cell table:formula="of:=[.B83]=[.D8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arouse</text:p>
          </table:table-cell>
          <table:table-cell/>
          <table:table-cell office:value-type="string" calcext:value-type="string">
            <text:p>attr_Carouse1,attr_Carouse2,attr_Carouse3</text:p>
          </table:table-cell>
          <table:table-cell table:formula="of:=[.B84]=[.D8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rmCharacteristic</text:p>
          </table:table-cell>
          <table:table-cell table:number-columns-repeated="2"/>
          <table:table-cell table:formula="of:=[.B85]=[.D8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arm</text:p>
          </table:table-cell>
          <table:table-cell/>
          <table:table-cell office:value-type="string" calcext:value-type="string">
            <text:p>attr_Charm1,attr_Charm2,attr_Charm3</text:p>
          </table:table-cell>
          <table:table-cell table:formula="of:=[.B86]=[.D8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limbCharacteristic</text:p>
          </table:table-cell>
          <table:table-cell table:number-columns-repeated="2"/>
          <table:table-cell table:formula="of:=[.B87]=[.D8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limb</text:p>
          </table:table-cell>
          <table:table-cell/>
          <table:table-cell office:value-type="string" calcext:value-type="string">
            <text:p>attr_Climb1,attr_Climb2,attr_Climb3</text:p>
          </table:table-cell>
          <table:table-cell table:formula="of:=[.B88]=[.D8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mmandCharacteristic</text:p>
          </table:table-cell>
          <table:table-cell table:number-columns-repeated="2"/>
          <table:table-cell table:formula="of:=[.B89]=[.D8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mmand</text:p>
          </table:table-cell>
          <table:table-cell/>
          <table:table-cell office:value-type="string" calcext:value-type="string">
            <text:p>attr_Command1,attr_Command2,attr_Command3</text:p>
          </table:table-cell>
          <table:table-cell table:formula="of:=[.B90]=[.D9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cealmentCharacteristic</text:p>
          </table:table-cell>
          <table:table-cell table:number-columns-repeated="2"/>
          <table:table-cell table:formula="of:=[.B91]=[.D9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cealment</text:p>
          </table:table-cell>
          <table:table-cell/>
          <table:table-cell office:value-type="string" calcext:value-type="string">
            <text:p>attr_Concealment1,attr_Concealment2,attr_Concealment3</text:p>
          </table:table-cell>
          <table:table-cell table:formula="of:=[.B92]=[.D9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tortionistCharacteristic</text:p>
          </table:table-cell>
          <table:table-cell table:number-columns-repeated="2"/>
          <table:table-cell table:formula="of:=[.B93]=[.D9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ontortionist</text:p>
          </table:table-cell>
          <table:table-cell/>
          <table:table-cell office:value-type="string" calcext:value-type="string">
            <text:p>attr_Contortionist1,attr_Contortionist2,attr_Contortionist3</text:p>
          </table:table-cell>
          <table:table-cell table:formula="of:=[.B94]=[.D9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ceiveCharacteristic</text:p>
          </table:table-cell>
          <table:table-cell table:number-columns-repeated="2"/>
          <table:table-cell table:formula="of:=[.B95]=[.D9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ceive</text:p>
          </table:table-cell>
          <table:table-cell/>
          <table:table-cell office:value-type="string" calcext:value-type="string">
            <text:p>attr_Deceive1,attr_Deceive2,attr_Deceive3</text:p>
          </table:table-cell>
          <table:table-cell table:formula="of:=[.B96]=[.D9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isguiseCharacteristic</text:p>
          </table:table-cell>
          <table:table-cell table:number-columns-repeated="2"/>
          <table:table-cell table:formula="of:=[.B97]=[.D9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isguise</text:p>
          </table:table-cell>
          <table:table-cell table:number-columns-repeated="2"/>
          <table:table-cell table:formula="of:=[.B98]=[.D9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odgeCharacteristic</text:p>
          </table:table-cell>
          <table:table-cell table:number-columns-repeated="2"/>
          <table:table-cell table:formula="of:=[.B99]=[.D9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odge</text:p>
          </table:table-cell>
          <table:table-cell/>
          <table:table-cell office:value-type="string" calcext:value-type="string">
            <text:p>attr_Dodge1,attr_Dodge2,attr_Dodge3</text:p>
          </table:table-cell>
          <table:table-cell table:formula="of:=[.B100]=[.D10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EvaluateCharacteristic</text:p>
          </table:table-cell>
          <table:table-cell table:number-columns-repeated="2"/>
          <table:table-cell table:formula="of:=[.B101]=[.D10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Evaluate</text:p>
          </table:table-cell>
          <table:table-cell/>
          <table:table-cell office:value-type="string" calcext:value-type="string">
            <text:p>attr_Evaluate1,attr_Evaluate2,attr_Evaluate3</text:p>
          </table:table-cell>
          <table:table-cell table:formula="of:=[.B102]=[.D10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GambleCharacteristic</text:p>
          </table:table-cell>
          <table:table-cell table:number-columns-repeated="2"/>
          <table:table-cell table:formula="of:=[.B103]=[.D10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Gamble</text:p>
          </table:table-cell>
          <table:table-cell/>
          <table:table-cell office:value-type="string" calcext:value-type="string">
            <text:p>attr_Gamble1,attr_Gamble2,attr_Gamble3</text:p>
          </table:table-cell>
          <table:table-cell table:formula="of:=[.B104]=[.D10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quiryCharacteristic</text:p>
          </table:table-cell>
          <table:table-cell table:number-columns-repeated="2"/>
          <table:table-cell table:formula="of:=[.B105]=[.D10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quiry</text:p>
          </table:table-cell>
          <table:table-cell/>
          <table:table-cell office:value-type="string" calcext:value-type="string">
            <text:p>attr_Inquiry1,attr_Inquiry2,attr_Inquiry3</text:p>
          </table:table-cell>
          <table:table-cell table:formula="of:=[.B106]=[.D10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imidateCharacteristic</text:p>
          </table:table-cell>
          <table:table-cell table:number-columns-repeated="2"/>
          <table:table-cell table:formula="of:=[.B107]=[.D10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imidate</text:p>
          </table:table-cell>
          <table:table-cell/>
          <table:table-cell office:value-type="string" calcext:value-type="string">
            <text:p>attr_Intimidate1,attr_Intimidate2,attr_Intimidate3</text:p>
          </table:table-cell>
          <table:table-cell table:formula="of:=[.B108]=[.D10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ogicCharacteristic</text:p>
          </table:table-cell>
          <table:table-cell table:number-columns-repeated="2"/>
          <table:table-cell table:formula="of:=[.B109]=[.D10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ogic</text:p>
          </table:table-cell>
          <table:table-cell/>
          <table:table-cell office:value-type="string" calcext:value-type="string">
            <text:p>attr_Logic1,attr_Logic2,attr_Logic3</text:p>
          </table:table-cell>
          <table:table-cell table:formula="of:=[.B110]=[.D11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crutinyCharacteristic</text:p>
          </table:table-cell>
          <table:table-cell table:number-columns-repeated="2"/>
          <table:table-cell table:formula="of:=[.B111]=[.D1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crutiny</text:p>
          </table:table-cell>
          <table:table-cell/>
          <table:table-cell office:value-type="string" calcext:value-type="string">
            <text:p>attr_Scrutiny1,attr_Scrutiny2,attr_Scrutiny3</text:p>
          </table:table-cell>
          <table:table-cell table:formula="of:=[.B112]=[.D11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archCharacteristic</text:p>
          </table:table-cell>
          <table:table-cell table:number-columns-repeated="2"/>
          <table:table-cell table:formula="of:=[.B113]=[.D11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arch</text:p>
          </table:table-cell>
          <table:table-cell/>
          <table:table-cell office:value-type="string" calcext:value-type="string">
            <text:p>attr_Search1,attr_Search2,attr_Search3</text:p>
          </table:table-cell>
          <table:table-cell table:formula="of:=[.B114]=[.D11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ilent_MoveCharacteristic</text:p>
          </table:table-cell>
          <table:table-cell table:number-columns-repeated="2"/>
          <table:table-cell table:formula="of:=[.B115]=[.D11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ilent_Move</text:p>
          </table:table-cell>
          <table:table-cell/>
          <table:table-cell office:value-type="string" calcext:value-type="string">
            <text:p>attr_SilentMove1,attr_SilentMove2,attr_SilentMove3</text:p>
          </table:table-cell>
          <table:table-cell table:formula="of:=[.B116]=[.D11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wimCharacteristic</text:p>
          </table:table-cell>
          <table:table-cell table:number-columns-repeated="2"/>
          <table:table-cell table:formula="of:=[.B117]=[.D11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wim</text:p>
          </table:table-cell>
          <table:table-cell/>
          <table:table-cell office:value-type="string" calcext:value-type="string">
            <text:p>attr_Swim1,attr_Swim2,attr_Swim3</text:p>
          </table:table-cell>
          <table:table-cell table:formula="of:=[.B118]=[.D11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crobaticsCharacteristic</text:p>
          </table:table-cell>
          <table:table-cell table:number-columns-repeated="2"/>
          <table:table-cell table:formula="of:=[.B119]=[.D1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Acrobatics</text:p>
          </table:table-cell>
          <table:table-cell/>
          <table:table-cell office:value-type="string" calcext:value-type="string">
            <text:p>attr_Acrobatics1,attr_Acrobatics2,attr_Acrobatics3,attr_Acrobatics4</text:p>
          </table:table-cell>
          <table:table-cell table:formula="of:=[.B120]=[.D12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BlatherCharacteristic</text:p>
          </table:table-cell>
          <table:table-cell table:number-columns-repeated="2"/>
          <table:table-cell table:formula="of:=[.B121]=[.D1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Blather</text:p>
          </table:table-cell>
          <table:table-cell table:number-columns-repeated="2"/>
          <table:table-cell table:formula="of:=[.B122]=[.D12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emUseCharacteristic</text:p>
          </table:table-cell>
          <table:table-cell table:number-columns-repeated="2"/>
          <table:table-cell table:formula="of:=[.B123]=[.D12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ChemUse</text:p>
          </table:table-cell>
          <table:table-cell/>
          <table:table-cell office:value-type="string" calcext:value-type="string">
            <text:p>attr_Chem-Use1,attr_Chem-Use2,attr_Chem-Use3,attr_Chem-Use4</text:p>
          </table:table-cell>
          <table:table-cell table:formula="of:=[.B124]=[.D12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molitionCharacteristic</text:p>
          </table:table-cell>
          <table:table-cell table:number-columns-repeated="2"/>
          <table:table-cell table:formula="of:=[.B125]=[.D12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Demolition</text:p>
          </table:table-cell>
          <table:table-cell/>
          <table:table-cell office:value-type="string" calcext:value-type="string">
            <text:p>attr_Demolition1,attr_Demolition2,attr_Demolition3,attr_Demolition4</text:p>
          </table:table-cell>
          <table:table-cell table:formula="of:=[.B126]=[.D12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errogationCharacteristic</text:p>
          </table:table-cell>
          <table:table-cell table:number-columns-repeated="2"/>
          <table:table-cell table:formula="of:=[.B127]=[.D12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terrogation</text:p>
          </table:table-cell>
          <table:table-cell/>
          <table:table-cell office:value-type="string" calcext:value-type="string">
            <text:p>attr_Interrogation1,attr_Interrogation2,attr_Interrogation3,attr_Interrogation4</text:p>
          </table:table-cell>
          <table:table-cell table:formula="of:=[.B128]=[.D12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vocationCharacteristic</text:p>
          </table:table-cell>
          <table:table-cell table:number-columns-repeated="2"/>
          <table:table-cell table:formula="of:=[.B129]=[.D12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Invocation</text:p>
          </table:table-cell>
          <table:table-cell/>
          <table:table-cell office:value-type="string" calcext:value-type="string">
            <text:p>attr_Invocation1,attr_Invocation2,attr_Invocation3,attr_Invocation4</text:p>
          </table:table-cell>
          <table:table-cell table:formula="of:=[.B130]=[.D13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iteracyCharacteristic</text:p>
          </table:table-cell>
          <table:table-cell table:number-columns-repeated="2"/>
          <table:table-cell table:formula="of:=[.B131]=[.D13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Literacy</text:p>
          </table:table-cell>
          <table:table-cell/>
          <table:table-cell office:value-type="string" calcext:value-type="string">
            <text:p>attr_Literacy1,attr_Literacy2,attr_Literacy3,attr_Literacy4</text:p>
          </table:table-cell>
          <table:table-cell table:formula="of:=[.B132]=[.D13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edicaeCharacteristic</text:p>
          </table:table-cell>
          <table:table-cell table:number-columns-repeated="2"/>
          <table:table-cell table:formula="of:=[.B133]=[.D13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Medicae</text:p>
          </table:table-cell>
          <table:table-cell/>
          <table:table-cell office:value-type="string" calcext:value-type="string">
            <text:p>attr_Medicae1,attr_Medicae2,attr_Medicae3,attr_Medicae4</text:p>
          </table:table-cell>
          <table:table-cell table:formula="of:=[.B134]=[.D13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syniscienceCharacteristic</text:p>
          </table:table-cell>
          <table:table-cell table:number-columns-repeated="2"/>
          <table:table-cell table:formula="of:=[.B135]=[.D13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Psyniscience</text:p>
          </table:table-cell>
          <table:table-cell/>
          <table:table-cell office:value-type="string" calcext:value-type="string">
            <text:p>attr_Psyniscience1,attr_Psyniscience2,attr_Psyniscience3,attr_Psyniscience4</text:p>
          </table:table-cell>
          <table:table-cell table:formula="of:=[.B136]=[.D13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curityCharacteristic</text:p>
          </table:table-cell>
          <table:table-cell table:number-columns-repeated="2"/>
          <table:table-cell table:formula="of:=[.B137]=[.D13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ecurity</text:p>
          </table:table-cell>
          <table:table-cell/>
          <table:table-cell office:value-type="string" calcext:value-type="string">
            <text:p>attr_Security1,attr_Security2,attr_Security3,attr_Security4</text:p>
          </table:table-cell>
          <table:table-cell table:formula="of:=[.B138]=[.D13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hadowingCharacteristic</text:p>
          </table:table-cell>
          <table:table-cell table:number-columns-repeated="2"/>
          <table:table-cell table:formula="of:=[.B139]=[.D13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hadowing</text:p>
          </table:table-cell>
          <table:table-cell/>
          <table:table-cell office:value-type="string" calcext:value-type="string">
            <text:p>attr_Shadowing1,attr_Shadowing2,attr_Shadowing3,attr_Shadowing4</text:p>
          </table:table-cell>
          <table:table-cell table:formula="of:=[.B140]=[.D14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leightOfHandCharacteristic</text:p>
          </table:table-cell>
          <table:table-cell table:number-columns-repeated="2"/>
          <table:table-cell table:formula="of:=[.B141]=[.D14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leightOfHand</text:p>
          </table:table-cell>
          <table:table-cell/>
          <table:table-cell office:value-type="string" calcext:value-type="string">
            <text:p>attr_SleightofHand1,attr_SleightofHand2,attr_SleightofHand3,attr_SleightofHand4</text:p>
          </table:table-cell>
          <table:table-cell table:formula="of:=[.B142]=[.D14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urvivalCharacteristic</text:p>
          </table:table-cell>
          <table:table-cell table:number-columns-repeated="2"/>
          <table:table-cell table:formula="of:=[.B143]=[.D14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Survival</text:p>
          </table:table-cell>
          <table:table-cell/>
          <table:table-cell office:value-type="string" calcext:value-type="string">
            <text:p>attr_Survival1,attr_Survival2,attr_Survival3,attr_Survival4</text:p>
          </table:table-cell>
          <table:table-cell table:formula="of:=[.B144]=[.D14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echUseCharacteristic</text:p>
          </table:table-cell>
          <table:table-cell table:number-columns-repeated="2"/>
          <table:table-cell table:formula="of:=[.B145]=[.D14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echUse</text:p>
          </table:table-cell>
          <table:table-cell/>
          <table:table-cell office:value-type="string" calcext:value-type="string">
            <text:p>attr_Tech-Use1,attr_Tech-Use2,attr_Tech-Use3,attr_Tech-Use4</text:p>
          </table:table-cell>
          <table:table-cell table:formula="of:=[.B146]=[.D14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rackingCharacteristic</text:p>
          </table:table-cell>
          <table:table-cell table:number-columns-repeated="2"/>
          <table:table-cell table:formula="of:=[.B147]=[.D14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Tracking</text:p>
          </table:table-cell>
          <table:table-cell/>
          <table:table-cell office:value-type="string" calcext:value-type="string">
            <text:p>attr_Tracking1,attr_Tracking2,attr_Tracking3,attr_Tracking4</text:p>
          </table:table-cell>
          <table:table-cell table:formula="of:=[.B148]=[.D14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ranglingCharacteristic</text:p>
          </table:table-cell>
          <table:table-cell table:number-columns-repeated="2"/>
          <table:table-cell table:formula="of:=[.B149]=[.D14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Wrangling</text:p>
          </table:table-cell>
          <table:table-cell/>
          <table:table-cell office:value-type="string" calcext:value-type="string">
            <text:p>attr_Wrangling1,attr_Wrangling2,attr_Wrangling3,attr_Wrangling4</text:p>
          </table:table-cell>
          <table:table-cell table:formula="of:=[.B150]=[.D15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Otherskill</text:p>
          </table:table-cell>
          <table:table-cell table:number-columns-repeated="2"/>
          <table:table-cell table:formula="of:=[.B151]=[.D15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OtherCharacteristic</text:p>
          </table:table-cell>
          <table:table-cell table:number-columns-repeated="2"/>
          <table:table-cell table:formula="of:=[.B152]=[.D15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tr_Other</text:p>
          </table:table-cell>
          <table:table-cell table:number-columns-repeated="2"/>
          <table:table-cell table:formula="of:=[.B153]=[.D15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CiphersCharacteristic</text:p>
          </table:table-cell>
          <table:table-cell table:style-name="ce5"/>
          <table:table-cell table:style-name="ce5" office:value-type="string" calcext:value-type="string">
            <text:p>repeating_ciphers</text:p>
          </table:table-cell>
          <table:table-cell table:formula="of:=[.B154]=[.D15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Ciphers-name</text:p>
          </table:table-cell>
          <table:table-cell table:style-name="ce5"/>
          <table:table-cell table:style-name="ce5" office:value-type="string" calcext:value-type="string">
            <text:p>attr_Ciphersname</text:p>
          </table:table-cell>
          <table:table-cell table:formula="of:=[.B155]=[.D15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Ciphers</text:p>
          </table:table-cell>
          <table:table-cell table:style-name="ce5"/>
          <table:table-cell table:style-name="ce5" office:value-type="string" calcext:value-type="string">
            <text:p>attr_Ciphers1,attr_Ciphers2,attr_Ciphers3,attr_Ciphers4</text:p>
          </table:table-cell>
          <table:table-cell table:formula="of:=[.B156]=[.D15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Ciphers-name</text:p>
          </table:table-cell>
          <table:table-cell table:style-name="ce5" table:number-columns-repeated="2"/>
          <table:table-cell table:formula="of:=[.B157]=[.D15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Ciphers</text:p>
          </table:table-cell>
          <table:table-cell table:style-name="ce5" table:number-columns-repeated="2"/>
          <table:table-cell table:formula="of:=[.B158]=[.D15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Ciphers-name</text:p>
          </table:table-cell>
          <table:table-cell table:style-name="ce5" table:number-columns-repeated="2"/>
          <table:table-cell table:formula="of:=[.B159]=[.D15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Ciphers</text:p>
          </table:table-cell>
          <table:table-cell table:style-name="ce5" table:number-columns-repeated="2"/>
          <table:table-cell table:formula="of:=[.B160]=[.D16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Ciphers-name</text:p>
          </table:table-cell>
          <table:table-cell table:style-name="ce5" table:number-columns-repeated="2"/>
          <table:table-cell table:formula="of:=[.B161]=[.D16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Ciphers</text:p>
          </table:table-cell>
          <table:table-cell table:style-name="ce5" table:number-columns-repeated="2"/>
          <table:table-cell table:formula="of:=[.B162]=[.D16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Ciphers-name</text:p>
          </table:table-cell>
          <table:table-cell table:style-name="ce5" table:number-columns-repeated="2"/>
          <table:table-cell table:formula="of:=[.B163]=[.D16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Ciphers</text:p>
          </table:table-cell>
          <table:table-cell table:style-name="ce5" table:number-columns-repeated="2"/>
          <table:table-cell table:formula="of:=[.B164]=[.D16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Ciphers-name</text:p>
          </table:table-cell>
          <table:table-cell table:style-name="ce5" table:number-columns-repeated="2"/>
          <table:table-cell table:formula="of:=[.B165]=[.D16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Ciphers</text:p>
          </table:table-cell>
          <table:table-cell table:style-name="ce5" table:number-columns-repeated="2"/>
          <table:table-cell table:formula="of:=[.B166]=[.D16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DriveCharacteristic</text:p>
          </table:table-cell>
          <table:table-cell table:style-name="ce2"/>
          <table:table-cell table:style-name="ce2" office:value-type="string" calcext:value-type="string">
            <text:p>repeating_drive</text:p>
          </table:table-cell>
          <table:table-cell table:formula="of:=[.B167]=[.D16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Drive-name</text:p>
          </table:table-cell>
          <table:table-cell table:style-name="ce2"/>
          <table:table-cell table:style-name="ce2" office:value-type="string" calcext:value-type="string">
            <text:p>attr_Drivename</text:p>
          </table:table-cell>
          <table:table-cell table:formula="of:=[.B168]=[.D16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Drive</text:p>
          </table:table-cell>
          <table:table-cell table:style-name="ce2"/>
          <table:table-cell table:style-name="ce2" office:value-type="string" calcext:value-type="string">
            <text:p>attr_Drive1,attr_Drive2,attr_Drive3,attr_Drive4</text:p>
          </table:table-cell>
          <table:table-cell table:formula="of:=[.B169]=[.D16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Drive-name</text:p>
          </table:table-cell>
          <table:table-cell table:style-name="ce2" table:number-columns-repeated="2"/>
          <table:table-cell table:formula="of:=[.B170]=[.D17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Drive</text:p>
          </table:table-cell>
          <table:table-cell table:style-name="ce2" table:number-columns-repeated="2"/>
          <table:table-cell table:formula="of:=[.B171]=[.D17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Drive-name</text:p>
          </table:table-cell>
          <table:table-cell table:style-name="ce2" table:number-columns-repeated="2"/>
          <table:table-cell table:formula="of:=[.B172]=[.D17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Drive</text:p>
          </table:table-cell>
          <table:table-cell table:style-name="ce2" table:number-columns-repeated="2"/>
          <table:table-cell table:formula="of:=[.B173]=[.D17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Drive-name</text:p>
          </table:table-cell>
          <table:table-cell table:style-name="ce2" table:number-columns-repeated="2"/>
          <table:table-cell table:formula="of:=[.B174]=[.D17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Drive</text:p>
          </table:table-cell>
          <table:table-cell table:style-name="ce2" table:number-columns-repeated="2"/>
          <table:table-cell table:formula="of:=[.B175]=[.D17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Drive-name</text:p>
          </table:table-cell>
          <table:table-cell table:style-name="ce2" table:number-columns-repeated="2"/>
          <table:table-cell table:formula="of:=[.B176]=[.D17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Drive</text:p>
          </table:table-cell>
          <table:table-cell table:style-name="ce2" table:number-columns-repeated="2"/>
          <table:table-cell table:formula="of:=[.B177]=[.D17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6thDrive-name</text:p>
          </table:table-cell>
          <table:table-cell table:style-name="ce2" table:number-columns-repeated="2"/>
          <table:table-cell table:formula="of:=[.B178]=[.D17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6thDrive</text:p>
          </table:table-cell>
          <table:table-cell table:style-name="ce2" table:number-columns-repeated="2"/>
          <table:table-cell table:formula="of:=[.B179]=[.D17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LinguisticsCharacteristic</text:p>
          </table:table-cell>
          <table:table-cell table:style-name="ce5" table:number-columns-repeated="2"/>
          <table:table-cell table:formula="of:=[.B180]=[.D18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Linguistics-name</text:p>
          </table:table-cell>
          <table:table-cell table:style-name="ce5"/>
          <table:table-cell table:style-name="ce5" office:value-type="string" calcext:value-type="string">
            <text:p>attr_1languagename</text:p>
          </table:table-cell>
          <table:table-cell table:formula="of:=[.B181]=[.D18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Linguistics</text:p>
          </table:table-cell>
          <table:table-cell table:style-name="ce5"/>
          <table:table-cell table:style-name="ce5" office:value-type="string" calcext:value-type="string">
            <text:p>attr_1language1,attr_1language2,attr_1language3,attr_1language4</text:p>
          </table:table-cell>
          <table:table-cell table:formula="of:=[.B182]=[.D18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Linguistics-name</text:p>
          </table:table-cell>
          <table:table-cell table:style-name="ce5"/>
          <table:table-cell table:style-name="ce5" office:value-type="string" calcext:value-type="string">
            <text:p>repeating_speaklanguage</text:p>
          </table:table-cell>
          <table:table-cell table:formula="of:=[.B183]=[.D18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Linguistics</text:p>
          </table:table-cell>
          <table:table-cell table:style-name="ce5"/>
          <table:table-cell table:style-name="ce5" office:value-type="string" calcext:value-type="string">
            <text:p>attr_languagename</text:p>
          </table:table-cell>
          <table:table-cell table:formula="of:=[.B184]=[.D18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Linguistics-name</text:p>
          </table:table-cell>
          <table:table-cell table:style-name="ce5"/>
          <table:table-cell table:style-name="ce5" office:value-type="string" calcext:value-type="string">
            <text:p>attr_language1,attr_language2,attr_language3,attr_language4</text:p>
          </table:table-cell>
          <table:table-cell table:formula="of:=[.B185]=[.D18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Linguistics</text:p>
          </table:table-cell>
          <table:table-cell table:style-name="ce5" table:number-columns-repeated="2"/>
          <table:table-cell table:formula="of:=[.B186]=[.D18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Linguistics-name</text:p>
          </table:table-cell>
          <table:table-cell table:style-name="ce5" table:number-columns-repeated="2"/>
          <table:table-cell table:formula="of:=[.B187]=[.D18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Linguistics</text:p>
          </table:table-cell>
          <table:table-cell table:style-name="ce5" table:number-columns-repeated="2"/>
          <table:table-cell table:formula="of:=[.B188]=[.D18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Linguistics-name</text:p>
          </table:table-cell>
          <table:table-cell table:style-name="ce5" table:number-columns-repeated="2"/>
          <table:table-cell table:formula="of:=[.B189]=[.D18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Linguistics</text:p>
          </table:table-cell>
          <table:table-cell table:style-name="ce5" table:number-columns-repeated="2"/>
          <table:table-cell table:formula="of:=[.B190]=[.D19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 6thLinguistics-name</text:p>
          </table:table-cell>
          <table:table-cell table:style-name="ce5" table:number-columns-repeated="2"/>
          <table:table-cell table:formula="of:=[.B191]=[.D19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Linguistics</text:p>
          </table:table-cell>
          <table:table-cell table:style-name="ce5" table:number-columns-repeated="2"/>
          <table:table-cell table:formula="of:=[.B192]=[.D19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7thLinguistics-name</text:p>
          </table:table-cell>
          <table:table-cell table:style-name="ce5" table:number-columns-repeated="2"/>
          <table:table-cell table:formula="of:=[.B193]=[.D19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7thLinguistics</text:p>
          </table:table-cell>
          <table:table-cell table:style-name="ce5" table:number-columns-repeated="2"/>
          <table:table-cell table:formula="of:=[.B194]=[.D19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NavigationCharacteristic</text:p>
          </table:table-cell>
          <table:table-cell table:style-name="ce2"/>
          <table:table-cell table:style-name="ce2" office:value-type="string" calcext:value-type="string">
            <text:p>repeating_navigation</text:p>
          </table:table-cell>
          <table:table-cell table:formula="of:=[.B195]=[.D19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Navigation-name</text:p>
          </table:table-cell>
          <table:table-cell table:style-name="ce2"/>
          <table:table-cell table:style-name="ce2" office:value-type="string" calcext:value-type="string">
            <text:p>attr_Navigationname</text:p>
          </table:table-cell>
          <table:table-cell table:formula="of:=[.B196]=[.D19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Navigation</text:p>
          </table:table-cell>
          <table:table-cell table:style-name="ce2"/>
          <table:table-cell table:style-name="ce2" office:value-type="string" calcext:value-type="string">
            <text:p>attr_Navigation1,attr_Navigation2,attr_Navigation3,attr_Navigation4</text:p>
          </table:table-cell>
          <table:table-cell table:formula="of:=[.B197]=[.D19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Navigation-name</text:p>
          </table:table-cell>
          <table:table-cell table:style-name="ce2" table:number-columns-repeated="2"/>
          <table:table-cell table:formula="of:=[.B198]=[.D19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Navigation</text:p>
          </table:table-cell>
          <table:table-cell table:style-name="ce2" table:number-columns-repeated="2"/>
          <table:table-cell table:formula="of:=[.B199]=[.D19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Navigation-name</text:p>
          </table:table-cell>
          <table:table-cell table:style-name="ce2" table:number-columns-repeated="2"/>
          <table:table-cell table:formula="of:=[.B200]=[.D20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Navigation</text:p>
          </table:table-cell>
          <table:table-cell table:style-name="ce2" table:number-columns-repeated="2"/>
          <table:table-cell table:formula="of:=[.B201]=[.D20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customskill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4thNavigation-name</text:p>
          </table:table-cell>
          <table:table-cell table:style-name="ce2" table:number-columns-repeated="2"/>
          <table:table-cell table:formula="of:=[.B202]=[.D20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29: <text:s text:c="24"/>&lt;input id="subitem" name="attr_CustomSkillname" type="text" placeholder="Skill Name"/&gt;</text:p>
          </table:table-cell>
        </table:table-row>
        <table:table-row table:style-name="ro1">
          <table:table-cell/>
          <table:table-cell table:style-name="ce2" office:value-type="string" calcext:value-type="string">
            <text:p>attr_4thNavigation</text:p>
          </table:table-cell>
          <table:table-cell table:style-name="ce2" table:number-columns-repeated="2"/>
          <table:table-cell table:formula="of:=[.B203]=[.D20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30: <text:s text:c="24"/>&lt;select name="attr_CustomSkillcharacteristic" id="subitem" style="font-weight:bold"&gt;</text:p>
          </table:table-cell>
        </table:table-row>
        <table:table-row table:style-name="ro1">
          <table:table-cell/>
          <table:table-cell table:style-name="ce2" office:value-type="string" calcext:value-type="string">
            <text:p>attr_5thNavigation-name</text:p>
          </table:table-cell>
          <table:table-cell table:style-name="ce2" table:number-columns-repeated="2"/>
          <table:table-cell table:formula="of:=[.B204]=[.D20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1: <text:s text:c="24"/>&lt;div id="cbitem"&gt;&lt;input name="attr_CustomSkill1" type="checkbox" value="0.5"/&gt;&lt;/div&gt;</text:p>
          </table:table-cell>
        </table:table-row>
        <table:table-row table:style-name="ro1">
          <table:table-cell/>
          <table:table-cell table:style-name="ce2" office:value-type="string" calcext:value-type="string">
            <text:p>attr_5thNavigation</text:p>
          </table:table-cell>
          <table:table-cell table:style-name="ce2" table:number-columns-repeated="2"/>
          <table:table-cell table:formula="of:=[.B205]=[.D20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2: <text:s text:c="24"/>&lt;div id="cbitem"&gt;&lt;input name="attr_CustomSkill2" type="checkbox" value="0.5"/&gt;&lt;/div&gt;</text:p>
          </table:table-cell>
        </table:table-row>
        <table:table-row table:style-name="ro1">
          <table:table-cell/>
          <table:table-cell table:style-name="ce2" office:value-type="string" calcext:value-type="string">
            <text:p>attr_6thNavigation-name</text:p>
          </table:table-cell>
          <table:table-cell table:style-name="ce2" table:number-columns-repeated="2"/>
          <table:table-cell table:formula="of:=[.B206]=[.D20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3: <text:s text:c="24"/>&lt;div id="cbitem"&gt;&lt;input name="attr_CustomSkill3" type="checkbox" value="10"/&gt;&lt;/div&gt;</text:p>
          </table:table-cell>
        </table:table-row>
        <table:table-row table:style-name="ro1">
          <table:table-cell/>
          <table:table-cell table:style-name="ce2" office:value-type="string" calcext:value-type="string">
            <text:p>attr_6thNavigation</text:p>
          </table:table-cell>
          <table:table-cell table:style-name="ce2" table:number-columns-repeated="2"/>
          <table:table-cell table:formula="of:=[.B207]=[.D20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4: <text:s text:c="24"/>&lt;div id="cbitem"&gt;&lt;input name="attr_CustomSkill4" type="checkbox" value="10"/&gt;&lt;/div&gt;</text:p>
          </table:table-cell>
        </table:table-row>
        <table:table-row table:style-name="ro1">
          <table:table-cell/>
          <table:table-cell table:style-name="ce5" office:value-type="string" calcext:value-type="string">
            <text:p>attr_PerformerCharacteristic</text:p>
          </table:table-cell>
          <table:table-cell table:style-name="ce5"/>
          <table:table-cell table:style-name="ce5" office:value-type="string" calcext:value-type="string">
            <text:p>repeating_performer</text:p>
          </table:table-cell>
          <table:table-cell table:formula="of:=[.B208]=[.D20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5: <text:s text:c="24"/>&lt;input id="subitem" name="attr_CustomSkillTalentBonus" type="number" value="0"/&gt;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Performer-name</text:p>
          </table:table-cell>
          <table:table-cell table:style-name="ce5"/>
          <table:table-cell table:style-name="ce5" office:value-type="string" calcext:value-type="string">
            <text:p>attr_Performername</text:p>
          </table:table-cell>
          <table:table-cell table:formula="of:=[.B209]=[.D20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6: <text:s text:c="24"/>&lt;input id="subitem" name="attr_CustomSkillOtherBonus" type="number" value="0"/&gt;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Performer</text:p>
          </table:table-cell>
          <table:table-cell table:style-name="ce5"/>
          <table:table-cell table:style-name="ce5" office:value-type="string" calcext:value-type="string">
            <text:p>attr_Performer1,attr_Performer2,attr_Performer3,attr_Performer4</text:p>
          </table:table-cell>
          <table:table-cell table:formula="of:=[.B210]=[.D21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Ligne 1049: <text:s text:c="28"/>&lt;input name="attr_CustomSkill" type="text" disabled value="(floor((@{CustomSkill1}+@{CustomSkill2})*@{CustomSkillcharacteristic}))+@{CustomSkill3}+@{CustomSkill4}+@{CustomSkillTalentBonus}+@{CustomSkillOtherBonus}"&gt;&lt;/input&gt;&lt;/button&gt;</text:p>
          </table:table-cell>
        </table:table-row>
        <table:table-row table:style-name="ro1">
          <table:table-cell/>
          <table:table-cell table:style-name="ce5" office:value-type="string" calcext:value-type="string">
            <text:p>attr_2ndPerformer-name</text:p>
          </table:table-cell>
          <table:table-cell table:style-name="ce5" table:number-columns-repeated="2"/>
          <table:table-cell table:formula="of:=[.B211]=[.D2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Performer</text:p>
          </table:table-cell>
          <table:table-cell table:style-name="ce5" table:number-columns-repeated="2"/>
          <table:table-cell table:formula="of:=[.B212]=[.D21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rangedweapons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3rdPerformer-name</text:p>
          </table:table-cell>
          <table:table-cell table:style-name="ce5" table:number-columns-repeated="2"/>
          <table:table-cell table:formula="of:=[.B213]=[.D21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Performer</text:p>
          </table:table-cell>
          <table:table-cell table:style-name="ce5" table:number-columns-repeated="2"/>
          <table:table-cell table:formula="of:=[.B214]=[.D21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aim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4thPerformer-name</text:p>
          </table:table-cell>
          <table:table-cell table:style-name="ce5" table:number-columns-repeated="2"/>
          <table:table-cell table:formula="of:=[.B215]=[.D21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range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4thPerformer</text:p>
          </table:table-cell>
          <table:table-cell table:style-name="ce5" table:number-columns-repeated="2"/>
          <table:table-cell table:formula="of:=[.B216]=[.D21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action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5thPerformer-name</text:p>
          </table:table-cell>
          <table:table-cell table:style-name="ce5" table:number-columns-repeated="2"/>
          <table:table-cell table:formula="of:=[.B217]=[.D21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gundice</text:p>
          </table:table-cell>
        </table:table-row>
        <table:table-row table:style-name="ro1">
          <table:table-cell/>
          <table:table-cell table:style-name="ce5" office:value-type="string" calcext:value-type="string">
            <text:p>attr_5thPerformer</text:p>
          </table:table-cell>
          <table:table-cell table:style-name="ce5" table:number-columns-repeated="2"/>
          <table:table-cell table:formula="of:=[.B218]=[.D21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Rangedweaponmod</text:p>
          </table:table-cell>
        </table:table-row>
        <table:table-row table:style-name="ro1">
          <table:table-cell/>
          <table:table-cell table:style-name="ce2" office:value-type="string" calcext:value-type="string">
            <text:p>attr_PilotCharacteristic</text:p>
          </table:table-cell>
          <table:table-cell table:style-name="ce2"/>
          <table:table-cell table:style-name="ce2" office:value-type="string" calcext:value-type="string">
            <text:p>repeating_pilot</text:p>
          </table:table-cell>
          <table:table-cell table:formula="of:=[.B219]=[.D2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Pilot-name</text:p>
          </table:table-cell>
          <table:table-cell table:style-name="ce2"/>
          <table:table-cell table:style-name="ce2" office:value-type="string" calcext:value-type="string">
            <text:p>attr_Pilotname</text:p>
          </table:table-cell>
          <table:table-cell table:formula="of:=[.B220]=[.D22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Pilot</text:p>
          </table:table-cell>
          <table:table-cell table:style-name="ce2"/>
          <table:table-cell table:style-name="ce2" office:value-type="string" calcext:value-type="string">
            <text:p>attr_Pilot1,attr_Pilot2,attr_Pilot3,attr_Pilot4</text:p>
          </table:table-cell>
          <table:table-cell table:formula="of:=[.B221]=[.D2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Pilot-name</text:p>
          </table:table-cell>
          <table:table-cell table:style-name="ce2" table:number-columns-repeated="2"/>
          <table:table-cell table:formula="of:=[.B222]=[.D22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Pilot</text:p>
          </table:table-cell>
          <table:table-cell table:style-name="ce2" table:number-columns-repeated="2"/>
          <table:table-cell table:formula="of:=[.B223]=[.D22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Pilot-name</text:p>
          </table:table-cell>
          <table:table-cell table:style-name="ce2" table:number-columns-repeated="2"/>
          <table:table-cell table:formula="of:=[.B224]=[.D22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Pilot</text:p>
          </table:table-cell>
          <table:table-cell table:style-name="ce2" table:number-columns-repeated="2"/>
          <table:table-cell table:formula="of:=[.B225]=[.D22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Pilot-name</text:p>
          </table:table-cell>
          <table:table-cell table:style-name="ce2" table:number-columns-repeated="2"/>
          <table:table-cell table:formula="of:=[.B226]=[.D22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Pilot</text:p>
          </table:table-cell>
          <table:table-cell table:style-name="ce2" table:number-columns-repeated="2"/>
          <table:table-cell table:formula="of:=[.B227]=[.D22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Pilot-name</text:p>
          </table:table-cell>
          <table:table-cell table:style-name="ce2" table:number-columns-repeated="2"/>
          <table:table-cell table:formula="of:=[.B228]=[.D22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Pilot</text:p>
          </table:table-cell>
          <table:table-cell table:style-name="ce2" table:number-columns-repeated="2"/>
          <table:table-cell table:formula="of:=[.B229]=[.D22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Rangedweaponcraft</text:p>
          </table:table-cell>
        </table:table-row>
        <table:table-row table:style-name="ro1">
          <table:table-cell/>
          <table:table-cell table:style-name="ce2" office:value-type="string" calcext:value-type="string">
            <text:p>attr_6thPilot-name</text:p>
          </table:table-cell>
          <table:table-cell table:style-name="ce2" table:number-columns-repeated="2"/>
          <table:table-cell table:formula="of:=[.B230]=[.D23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6thPilot</text:p>
          </table:table-cell>
          <table:table-cell table:style-name="ce2" table:number-columns-repeated="2"/>
          <table:table-cell table:formula="of:=[.B231]=[.D23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meleeweapons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TacticsCharacteristic</text:p>
          </table:table-cell>
          <table:table-cell table:style-name="ce5" table:number-columns-repeated="2"/>
          <table:table-cell table:formula="of:=[.B232]=[.D23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stTactics-name</text:p>
          </table:table-cell>
          <table:table-cell table:style-name="ce5"/>
          <table:table-cell table:style-name="ce5" office:value-type="string" calcext:value-type="string">
            <text:p>attr_1Tacticsname</text:p>
          </table:table-cell>
          <table:table-cell table:formula="of:=[.B233]=[.D23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parrymod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Tactics</text:p>
          </table:table-cell>
          <table:table-cell table:style-name="ce5"/>
          <table:table-cell table:style-name="ce5" office:value-type="string" calcext:value-type="string">
            <text:p>attr_1Tactics1,attr_1Tactics2,attr_1Tactics3,attr_1Tactics4</text:p>
          </table:table-cell>
          <table:table-cell table:formula="of:=[.B234]=[.D23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aim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2ndTactics-name</text:p>
          </table:table-cell>
          <table:table-cell table:style-name="ce5"/>
          <table:table-cell table:style-name="ce5" office:value-type="string" calcext:value-type="string">
            <text:p>repeating_tactics</text:p>
          </table:table-cell>
          <table:table-cell table:formula="of:=[.B235]=[.D23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actionbonus</text:p>
          </table:table-cell>
        </table:table-row>
        <table:table-row table:style-name="ro1">
          <table:table-cell/>
          <table:table-cell table:style-name="ce5" office:value-type="string" calcext:value-type="string">
            <text:p>attr_2ndTactics</text:p>
          </table:table-cell>
          <table:table-cell table:style-name="ce5"/>
          <table:table-cell table:style-name="ce5" office:value-type="string" calcext:value-type="string">
            <text:p>attr_Tacticsname</text:p>
          </table:table-cell>
          <table:table-cell table:formula="of:=[.B236]=[.D23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weaponmod</text:p>
          </table:table-cell>
        </table:table-row>
        <table:table-row table:style-name="ro1">
          <table:table-cell/>
          <table:table-cell table:style-name="ce5" office:value-type="string" calcext:value-type="string">
            <text:p>attr_3rdTactics-name</text:p>
          </table:table-cell>
          <table:table-cell table:style-name="ce5"/>
          <table:table-cell table:style-name="ce5" office:value-type="string" calcext:value-type="string">
            <text:p>attr_Tactics1,attr_Tactics2,attr_Tactics3,attr_Tactics4</text:p>
          </table:table-cell>
          <table:table-cell table:formula="of:=[.B237]=[.D23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rangext</text:p>
          </table:table-cell>
        </table:table-row>
        <table:table-row table:style-name="ro1">
          <table:table-cell/>
          <table:table-cell table:style-name="ce5" office:value-type="string" calcext:value-type="string">
            <text:p>attr_3rdTactics</text:p>
          </table:table-cell>
          <table:table-cell table:style-name="ce5" table:number-columns-repeated="2"/>
          <table:table-cell table:formula="of:=[.B238]=[.D23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Tactics-name</text:p>
          </table:table-cell>
          <table:table-cell table:style-name="ce5" table:number-columns-repeated="2"/>
          <table:table-cell table:formula="of:=[.B239]=[.D23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Tactics</text:p>
          </table:table-cell>
          <table:table-cell table:style-name="ce5" table:number-columns-repeated="2"/>
          <table:table-cell table:formula="of:=[.B240]=[.D24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5thTactics-name</text:p>
          </table:table-cell>
          <table:table-cell table:style-name="ce5" table:number-columns-repeated="2"/>
          <table:table-cell table:formula="of:=[.B241]=[.D24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weaponcraft</text:p>
          </table:table-cell>
        </table:table-row>
        <table:table-row table:style-name="ro1">
          <table:table-cell/>
          <table:table-cell table:style-name="ce5" office:value-type="string" calcext:value-type="string">
            <text:p>attr_5thTactics</text:p>
          </table:table-cell>
          <table:table-cell table:style-name="ce5" table:number-columns-repeated="2"/>
          <table:table-cell table:formula="of:=[.B242]=[.D24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Meleeweaponhandling</text:p>
          </table:table-cell>
        </table:table-row>
        <table:table-row table:style-name="ro1">
          <table:table-cell/>
          <table:table-cell table:style-name="ce2" office:value-type="string" calcext:value-type="string">
            <text:p>attr_TradeCharacteristic</text:p>
          </table:table-cell>
          <table:table-cell table:style-name="ce2"/>
          <table:table-cell table:style-name="ce2" office:value-type="string" calcext:value-type="string">
            <text:p>repeating_trade</text:p>
          </table:table-cell>
          <table:table-cell table:formula="of:=[.B243]=[.D24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Trade-name</text:p>
          </table:table-cell>
          <table:table-cell table:style-name="ce2"/>
          <table:table-cell table:style-name="ce2" office:value-type="string" calcext:value-type="string">
            <text:p>attr_Tradename</text:p>
          </table:table-cell>
          <table:table-cell table:formula="of:=[.B244]=[.D24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Unarmeddmg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1stTrade</text:p>
          </table:table-cell>
          <table:table-cell table:style-name="ce2"/>
          <table:table-cell table:style-name="ce2" office:value-type="string" calcext:value-type="string">
            <text:p>attr_Trade1,attr_Trade2,attr_Trade3,attr_Trade4</text:p>
          </table:table-cell>
          <table:table-cell table:formula="of:=[.B245]=[.D24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Unarmeddmg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2ndTrade-name</text:p>
          </table:table-cell>
          <table:table-cell table:style-name="ce2" table:number-columns-repeated="2"/>
          <table:table-cell table:formula="of:=[.B246]=[.D24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mprovdmg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2ndTrade</text:p>
          </table:table-cell>
          <table:table-cell table:style-name="ce2" table:number-columns-repeated="2"/>
          <table:table-cell table:formula="of:=[.B247]=[.D24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mprovdmg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3rdTrade-name</text:p>
          </table:table-cell>
          <table:table-cell table:style-name="ce2" table:number-columns-repeated="2"/>
          <table:table-cell table:formula="of:=[.B248]=[.D24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Trade</text:p>
          </table:table-cell>
          <table:table-cell table:style-name="ce2" table:number-columns-repeated="2"/>
          <table:table-cell table:formula="of:=[.B249]=[.D24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Trade-name</text:p>
          </table:table-cell>
          <table:table-cell table:style-name="ce2" table:number-columns-repeated="2"/>
          <table:table-cell table:formula="of:=[.B250]=[.D25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forcefield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4thTrade</text:p>
          </table:table-cell>
          <table:table-cell table:style-name="ce2" table:number-columns-repeated="2"/>
          <table:table-cell table:formula="of:=[.B251]=[.D25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Name</text:p>
          </table:table-cell>
        </table:table-row>
        <table:table-row table:style-name="ro1">
          <table:table-cell/>
          <table:table-cell table:style-name="ce2" office:value-type="string" calcext:value-type="string">
            <text:p>attr_5thTrade-name</text:p>
          </table:table-cell>
          <table:table-cell table:style-name="ce2" table:number-columns-repeated="2"/>
          <table:table-cell table:formula="of:=[.B252]=[.D25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rating</text:p>
          </table:table-cell>
        </table:table-row>
        <table:table-row table:style-name="ro1">
          <table:table-cell/>
          <table:table-cell table:style-name="ce2" office:value-type="string" calcext:value-type="string">
            <text:p>attr_5thTrade</text:p>
          </table:table-cell>
          <table:table-cell table:style-name="ce2" table:number-columns-repeated="2"/>
          <table:table-cell table:formula="of:=[.B253]=[.D25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craft</text:p>
          </table:table-cell>
        </table:table-row>
        <table:table-row table:style-name="ro1">
          <table:table-cell/>
          <table:table-cell table:style-name="ce5" office:value-type="string" calcext:value-type="string">
            <text:p>attr_CommonLoreCharacteristic</text:p>
          </table:table-cell>
          <table:table-cell table:style-name="ce5"/>
          <table:table-cell table:style-name="ce5" office:value-type="string" calcext:value-type="string">
            <text:p>repeating_commonlore</text:p>
          </table:table-cell>
          <table:table-cell table:formula="of:=[.B254]=[.D25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FieldNotes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Common-name</text:p>
          </table:table-cell>
          <table:table-cell table:style-name="ce5"/>
          <table:table-cell table:style-name="ce5" office:value-type="string" calcext:value-type="string">
            <text:p>attr_Clorename</text:p>
          </table:table-cell>
          <table:table-cell table:formula="of:=[.B255]=[.D25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inimo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1stCommon</text:p>
          </table:table-cell>
          <table:table-cell table:style-name="ce5"/>
          <table:table-cell table:style-name="ce5" office:value-type="string" calcext:value-type="string">
            <text:p>attr_Clore1,attr_Clore2,attr_Clore3,attr_Clore4</text:p>
          </table:table-cell>
          <table:table-cell table:formula="of:=[.B256]=[.D25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Common-name</text:p>
          </table:table-cell>
          <table:table-cell table:style-name="ce5" table:number-columns-repeated="2"/>
          <table:table-cell table:formula="of:=[.B257]=[.D25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2ndCommon</text:p>
          </table:table-cell>
          <table:table-cell table:style-name="ce5" table:number-columns-repeated="2"/>
          <table:table-cell table:formula="of:=[.B258]=[.D25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Common-name</text:p>
          </table:table-cell>
          <table:table-cell table:style-name="ce5" table:number-columns-repeated="2"/>
          <table:table-cell table:formula="of:=[.B259]=[.D25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3rdCommon</text:p>
          </table:table-cell>
          <table:table-cell table:style-name="ce5" table:number-columns-repeated="2"/>
          <table:table-cell table:formula="of:=[.B260]=[.D26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Common-name</text:p>
          </table:table-cell>
          <table:table-cell table:style-name="ce5" table:number-columns-repeated="2"/>
          <table:table-cell table:formula="of:=[.B261]=[.D26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4thCommon</text:p>
          </table:table-cell>
          <table:table-cell table:style-name="ce5" table:number-columns-repeated="2"/>
          <table:table-cell table:formula="of:=[.B262]=[.D26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oundstb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5thCommon-name</text:p>
          </table:table-cell>
          <table:table-cell table:style-name="ce5" table:number-columns-repeated="2"/>
          <table:table-cell table:formula="of:=[.B263]=[.D26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woundssc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5thCommon</text:p>
          </table:table-cell>
          <table:table-cell table:style-name="ce5" table:number-columns-repeated="2"/>
          <table:table-cell table:formula="of:=[.B264]=[.D26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Common-name</text:p>
          </table:table-cell>
          <table:table-cell table:style-name="ce5" table:number-columns-repeated="2"/>
          <table:table-cell table:formula="of:=[.B265]=[.D26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6thCommon</text:p>
          </table:table-cell>
          <table:table-cell table:style-name="ce5" table:number-columns-repeated="2"/>
          <table:table-cell table:formula="of:=[.B266]=[.D26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7thCommon-name</text:p>
          </table:table-cell>
          <table:table-cell table:style-name="ce5" table:number-columns-repeated="2"/>
          <table:table-cell table:formula="of:=[.B267]=[.D26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harSiz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7thCommon</text:p>
          </table:table-cell>
          <table:table-cell table:style-name="ce5" table:number-columns-repeated="2"/>
          <table:table-cell table:formula="of:=[.B268]=[.D26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ovementhalve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8thCommon-name</text:p>
          </table:table-cell>
          <table:table-cell table:style-name="ce5" table:number-columns-repeated="2"/>
          <table:table-cell table:formula="of:=[.B269]=[.D26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Half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8thCommon</text:p>
          </table:table-cell>
          <table:table-cell table:style-name="ce5" table:number-columns-repeated="2"/>
          <table:table-cell table:formula="of:=[.B270]=[.D27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Full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9thCommon-name</text:p>
          </table:table-cell>
          <table:table-cell table:style-name="ce5" table:number-columns-repeated="2"/>
          <table:table-cell table:formula="of:=[.B271]=[.D27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Charge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9thCommon</text:p>
          </table:table-cell>
          <table:table-cell table:style-name="ce5" table:number-columns-repeated="2"/>
          <table:table-cell table:formula="of:=[.B272]=[.D27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Run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10thCommon-name</text:p>
          </table:table-cell>
          <table:table-cell table:style-name="ce5" table:number-columns-repeated="2"/>
          <table:table-cell table:formula="of:=[.B273]=[.D27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HalfMov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10thCommon</text:p>
          </table:table-cell>
          <table:table-cell table:style-name="ce5" table:number-columns-repeated="2"/>
          <table:table-cell table:formula="of:=[.B274]=[.D27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FullMov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ScholasticLoreCharacteristic</text:p>
          </table:table-cell>
          <table:table-cell table:style-name="ce2"/>
          <table:table-cell table:style-name="ce2" office:value-type="string" calcext:value-type="string">
            <text:p>repeating_scholasticlore</text:p>
          </table:table-cell>
          <table:table-cell table:formula="of:=[.B275]=[.D27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ChargeMov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1stScholastic-name</text:p>
          </table:table-cell>
          <table:table-cell table:style-name="ce2"/>
          <table:table-cell table:style-name="ce2" office:value-type="string" calcext:value-type="string">
            <text:p>attr_Slorename</text:p>
          </table:table-cell>
          <table:table-cell table:formula="of:=[.B276]=[.D27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FlyerRunMov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1stScholastic</text:p>
          </table:table-cell>
          <table:table-cell table:style-name="ce2"/>
          <table:table-cell table:style-name="ce2" office:value-type="string" calcext:value-type="string">
            <text:p>attr_Slore1,attr_Slore2,attr_Slore3,attr_Slore4</text:p>
          </table:table-cell>
          <table:table-cell table:formula="of:=[.B277]=[.D27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Leap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2ndScholastic-name</text:p>
          </table:table-cell>
          <table:table-cell table:style-name="ce2" table:number-columns-repeated="2"/>
          <table:table-cell table:formula="of:=[.B278]=[.D27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CustomJump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2ndScholastic</text:p>
          </table:table-cell>
          <table:table-cell table:style-name="ce2" table:number-columns-repeated="2"/>
          <table:table-cell table:formula="of:=[.B279]=[.D27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GearCarry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3rdScholastic-name</text:p>
          </table:table-cell>
          <table:table-cell table:style-name="ce2" table:number-columns-repeated="2"/>
          <table:table-cell table:formula="of:=[.B280]=[.D28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ushCapacityMo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3rdScholastic</text:p>
          </table:table-cell>
          <table:table-cell table:style-name="ce2" table:number-columns-repeated="2"/>
          <table:table-cell table:formula="of:=[.B281]=[.D28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GearCarryMo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4thScholastic-name</text:p>
          </table:table-cell>
          <table:table-cell table:style-name="ce2" table:number-columns-repeated="2"/>
          <table:table-cell table:formula="of:=[.B282]=[.D28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Scholastic</text:p>
          </table:table-cell>
          <table:table-cell table:style-name="ce2" table:number-columns-repeated="2"/>
          <table:table-cell table:formula="of:=[.B283]=[.D28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Scholastic-name</text:p>
          </table:table-cell>
          <table:table-cell table:style-name="ce2" table:number-columns-repeated="2"/>
          <table:table-cell table:formula="of:=[.B284]=[.D28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Scholastic</text:p>
          </table:table-cell>
          <table:table-cell table:style-name="ce2" table:number-columns-repeated="2"/>
          <table:table-cell table:formula="of:=[.B285]=[.D28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6thScholastic-name</text:p>
          </table:table-cell>
          <table:table-cell table:style-name="ce2" table:number-columns-repeated="2"/>
          <table:table-cell table:formula="of:=[.B286]=[.D28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6thScholastic</text:p>
          </table:table-cell>
          <table:table-cell table:style-name="ce2" table:number-columns-repeated="2"/>
          <table:table-cell table:formula="of:=[.B287]=[.D28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7thScholastic-name</text:p>
          </table:table-cell>
          <table:table-cell table:style-name="ce2" table:number-columns-repeated="2"/>
          <table:table-cell table:formula="of:=[.B288]=[.D28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Lcheck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7thScholastic</text:p>
          </table:table-cell>
          <table:table-cell table:style-name="ce2" table:number-columns-repeated="2"/>
          <table:table-cell table:formula="of:=[.B289]=[.D28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upRang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8thScholastic-name</text:p>
          </table:table-cell>
          <table:table-cell table:style-name="ce2" table:number-columns-repeated="2"/>
          <table:table-cell table:formula="of:=[.B290]=[.D29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abiswitch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8thScholastic</text:p>
          </table:table-cell>
          <table:table-cell table:style-name="ce2" table:number-columns-repeated="2"/>
          <table:table-cell table:formula="of:=[.B291]=[.D29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9thScholastic-name</text:p>
          </table:table-cell>
          <table:table-cell table:style-name="ce2" table:number-columns-repeated="2"/>
          <table:table-cell table:formula="of:=[.B292]=[.D29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1</text:p>
          </table:table-cell>
        </table:table-row>
        <table:table-row table:style-name="ro1">
          <table:table-cell/>
          <table:table-cell table:style-name="ce2" office:value-type="string" calcext:value-type="string">
            <text:p>attr_9thScholastic</text:p>
          </table:table-cell>
          <table:table-cell table:style-name="ce2" table:number-columns-repeated="2"/>
          <table:table-cell table:formula="of:=[.B293]=[.D29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Rank1</text:p>
          </table:table-cell>
        </table:table-row>
        <table:table-row table:style-name="ro1">
          <table:table-cell/>
          <table:table-cell table:style-name="ce2" office:value-type="string" calcext:value-type="string">
            <text:p>attr_10thScholastic-name</text:p>
          </table:table-cell>
          <table:table-cell table:style-name="ce2" table:number-columns-repeated="2"/>
          <table:table-cell table:formula="of:=[.B294]=[.D29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1</text:p>
          </table:table-cell>
        </table:table-row>
        <table:table-row table:style-name="ro1">
          <table:table-cell/>
          <table:table-cell table:style-name="ce2" office:value-type="string" calcext:value-type="string">
            <text:p>attr_10thScholastic</text:p>
          </table:table-cell>
          <table:table-cell table:style-name="ce2" table:number-columns-repeated="2"/>
          <table:table-cell table:formula="of:=[.B295]=[.D29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ForbiddenLoreCharacteristic</text:p>
          </table:table-cell>
          <table:table-cell table:style-name="ce5"/>
          <table:table-cell table:style-name="ce5" office:value-type="string" calcext:value-type="string">
            <text:p>repeating_forbiddenlore</text:p>
          </table:table-cell>
          <table:table-cell table:formula="of:=[.B296]=[.D29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2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Forbidden-name</text:p>
          </table:table-cell>
          <table:table-cell table:style-name="ce5"/>
          <table:table-cell table:style-name="ce5" office:value-type="string" calcext:value-type="string">
            <text:p>attr_Florename</text:p>
          </table:table-cell>
          <table:table-cell table:formula="of:=[.B297]=[.D29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Rank2</text:p>
          </table:table-cell>
        </table:table-row>
        <table:table-row table:style-name="ro1">
          <table:table-cell/>
          <table:table-cell table:style-name="ce5" office:value-type="string" calcext:value-type="string">
            <text:p>attr_1stForbidden</text:p>
          </table:table-cell>
          <table:table-cell table:style-name="ce5"/>
          <table:table-cell table:style-name="ce5" office:value-type="string" calcext:value-type="string">
            <text:p>attr_Flore1,attr_Flore2,attr_Flore3,attr_Flore4</text:p>
          </table:table-cell>
          <table:table-cell table:formula="of:=[.B298]=[.D29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2</text:p>
          </table:table-cell>
        </table:table-row>
        <table:table-row table:style-name="ro1">
          <table:table-cell/>
          <table:table-cell table:style-name="ce5" office:value-type="string" calcext:value-type="string">
            <text:p>attr_2ndForbidden-name</text:p>
          </table:table-cell>
          <table:table-cell table:style-name="ce5" table:number-columns-repeated="2"/>
          <table:table-cell table:formula="of:=[.B299]=[.D29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2ndForbidden</text:p>
          </table:table-cell>
          <table:table-cell table:style-name="ce5" table:number-columns-repeated="2"/>
          <table:table-cell table:formula="of:=[.B300]=[.D30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3</text:p>
          </table:table-cell>
        </table:table-row>
        <table:table-row table:style-name="ro1">
          <table:table-cell/>
          <table:table-cell table:style-name="ce5" office:value-type="string" calcext:value-type="string">
            <text:p>attr_3rdForbidden-name</text:p>
          </table:table-cell>
          <table:table-cell table:style-name="ce5" table:number-columns-repeated="2"/>
          <table:table-cell table:formula="of:=[.B301]=[.D30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Sus3</text:p>
          </table:table-cell>
        </table:table-row>
        <table:table-row table:style-name="ro1">
          <table:table-cell/>
          <table:table-cell table:style-name="ce5" office:value-type="string" calcext:value-type="string">
            <text:p>attr_3rdForbidden</text:p>
          </table:table-cell>
          <table:table-cell table:style-name="ce5" table:number-columns-repeated="2"/>
          <table:table-cell table:formula="of:=[.B302]=[.D30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Act3</text:p>
          </table:table-cell>
        </table:table-row>
        <table:table-row table:style-name="ro1">
          <table:table-cell/>
          <table:table-cell table:style-name="ce5" office:value-type="string" calcext:value-type="string">
            <text:p>attr_4thForbidden-name</text:p>
          </table:table-cell>
          <table:table-cell table:style-name="ce5" table:number-columns-repeated="2"/>
          <table:table-cell table:formula="of:=[.B303]=[.D30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Cost3</text:p>
          </table:table-cell>
        </table:table-row>
        <table:table-row table:style-name="ro1">
          <table:table-cell/>
          <table:table-cell table:style-name="ce5" office:value-type="string" calcext:value-type="string">
            <text:p>attr_4thForbidden</text:p>
          </table:table-cell>
          <table:table-cell table:style-name="ce5" table:number-columns-repeated="2"/>
          <table:table-cell table:formula="of:=[.B304]=[.D30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3</text:p>
          </table:table-cell>
        </table:table-row>
        <table:table-row table:style-name="ro1">
          <table:table-cell/>
          <table:table-cell table:style-name="ce5" office:value-type="string" calcext:value-type="string">
            <text:p>attr_5thForbidden-name</text:p>
          </table:table-cell>
          <table:table-cell table:style-name="ce5" table:number-columns-repeated="2"/>
          <table:table-cell table:formula="of:=[.B305]=[.D30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abilities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5thForbidden</text:p>
          </table:table-cell>
          <table:table-cell table:style-name="ce5" table:number-columns-repeated="2"/>
          <table:table-cell table:formula="of:=[.B306]=[.D30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ame4</text:p>
          </table:table-cell>
        </table:table-row>
        <table:table-row table:style-name="ro1">
          <table:table-cell/>
          <table:table-cell table:style-name="ce5" office:value-type="string" calcext:value-type="string">
            <text:p>attr_6thForbidden-name</text:p>
          </table:table-cell>
          <table:table-cell table:style-name="ce5" table:number-columns-repeated="2"/>
          <table:table-cell table:formula="of:=[.B307]=[.D30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Sus4</text:p>
          </table:table-cell>
        </table:table-row>
        <table:table-row table:style-name="ro1">
          <table:table-cell/>
          <table:table-cell table:style-name="ce5" office:value-type="string" calcext:value-type="string">
            <text:p>attr_6thForbidden</text:p>
          </table:table-cell>
          <table:table-cell table:style-name="ce5" table:number-columns-repeated="2"/>
          <table:table-cell table:formula="of:=[.B308]=[.D30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Act4</text:p>
          </table:table-cell>
        </table:table-row>
        <table:table-row table:style-name="ro1">
          <table:table-cell/>
          <table:table-cell table:style-name="ce5" office:value-type="string" calcext:value-type="string">
            <text:p>attr_7thForbidden-name</text:p>
          </table:table-cell>
          <table:table-cell table:style-name="ce5" table:number-columns-repeated="2"/>
          <table:table-cell table:formula="of:=[.B309]=[.D30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Cost4</text:p>
          </table:table-cell>
        </table:table-row>
        <table:table-row table:style-name="ro1">
          <table:table-cell/>
          <table:table-cell table:style-name="ce5" office:value-type="string" calcext:value-type="string">
            <text:p>attr_7thForbidden</text:p>
          </table:table-cell>
          <table:table-cell table:style-name="ce5" table:number-columns-repeated="2"/>
          <table:table-cell table:formula="of:=[.B310]=[.D31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AbilityNotes4</text:p>
          </table:table-cell>
        </table:table-row>
        <table:table-row table:style-name="ro1">
          <table:table-cell/>
          <table:table-cell table:style-name="ce5" office:value-type="string" calcext:value-type="string">
            <text:p>attr_8thForbidden-name</text:p>
          </table:table-cell>
          <table:table-cell table:style-name="ce5" table:number-columns-repeated="2"/>
          <table:table-cell table:formula="of:=[.B311]=[.D31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8thForbidden</text:p>
          </table:table-cell>
          <table:table-cell table:style-name="ce5" table:number-columns-repeated="2"/>
          <table:table-cell table:formula="of:=[.B312]=[.D31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9thForbidden-name</text:p>
          </table:table-cell>
          <table:table-cell table:style-name="ce5" table:number-columns-repeated="2"/>
          <table:table-cell table:formula="of:=[.B313]=[.D313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9thForbidden</text:p>
          </table:table-cell>
          <table:table-cell table:style-name="ce5" table:number-columns-repeated="2"/>
          <table:table-cell table:formula="of:=[.B314]=[.D314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0thForbidden-name</text:p>
          </table:table-cell>
          <table:table-cell table:style-name="ce5" table:number-columns-repeated="2"/>
          <table:table-cell table:formula="of:=[.B315]=[.D315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10thForbidden</text:p>
          </table:table-cell>
          <table:table-cell table:style-name="ce5" table:number-columns-repeated="2"/>
          <table:table-cell table:formula="of:=[.B316]=[.D31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1stAptitude</text:p>
          </table:table-cell>
          <table:table-cell table:style-name="ce2"/>
          <table:table-cell table:style-name="ce2" office:value-type="string" calcext:value-type="string">
            <text:p>repeating_talents</text:p>
          </table:table-cell>
          <table:table-cell table:formula="of:=[.B317]=[.D317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2ndAptitude</text:p>
          </table:table-cell>
          <table:table-cell table:style-name="ce2" table:number-columns-repeated="2"/>
          <table:table-cell table:formula="of:=[.B318]=[.D31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3rdAptitude</text:p>
          </table:table-cell>
          <table:table-cell table:style-name="ce2"/>
          <table:table-cell table:style-name="ce2" office:value-type="string" calcext:value-type="string">
            <text:p>attr_TalentName</text:p>
          </table:table-cell>
          <table:table-cell table:formula="of:=[.B319]=[.D31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4thAptitude</text:p>
          </table:table-cell>
          <table:table-cell table:style-name="ce2"/>
          <table:table-cell table:style-name="ce2" office:value-type="string" calcext:value-type="string">
            <text:p>attr_TalentNotes</text:p>
          </table:table-cell>
          <table:table-cell table:formula="of:=[.B320]=[.D32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5thAptitude</text:p>
          </table:table-cell>
          <table:table-cell table:style-name="ce2" table:number-columns-repeated="2"/>
          <table:table-cell table:formula="of:=[.B321]=[.D321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6thAptitude</text:p>
          </table:table-cell>
          <table:table-cell table:style-name="ce2" table:number-columns-repeated="2"/>
          <table:table-cell table:formula="of:=[.B322]=[.D322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ttr_7thAptitude</text:p>
          </table:table-cell>
          <table:table-cell table:style-name="ce2" table:number-columns-repeated="2"/>
          <table:table-cell table:formula="of:=[.B323]=[.D32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cybernetics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8thAptitude</text:p>
          </table:table-cell>
          <table:table-cell table:style-name="ce2" table:number-columns-repeated="2"/>
          <table:table-cell table:formula="of:=[.B324]=[.D32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CyberName1</text:p>
          </table:table-cell>
        </table:table-row>
        <table:table-row table:style-name="ro1">
          <table:table-cell/>
          <table:table-cell office:value-type="string" calcext:value-type="string">
            <text:p>repeating_meleeweapons</text:p>
          </table:table-cell>
          <table:table-cell/>
          <table:table-cell office:value-type="string" calcext:value-type="string">
            <text:p>repeating_meleeweapons</text:p>
          </table:table-cell>
          <table:table-cell table:number-columns-repeated="3"/>
          <table:table-cell office:value-type="string" calcext:value-type="string">
            <text:p>attr_CyberNotes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name</text:p>
          </table:table-cell>
          <table:table-cell table:formula="of:=[.C326]=[.D326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cybernetics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meleeweaponclass</text:p>
          </table:table-cell>
          <table:table-cell/>
          <table:table-cell table:formula="of:=[.C327]=[.D32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CyberName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damage</text:p>
          </table:table-cell>
          <table:table-cell table:formula="of:=[.C328]=[.D328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CyberNotes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type</text:p>
          </table:table-cell>
          <table:table-cell table:formula="of:=[.C329]=[.D329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attr_shipradio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pen</text:p>
          </table:table-cell>
          <table:table-cell table:formula="of:=[.C330]=[.D330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attr_sustainingpowertotal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meleeweaponspecial</text:p>
          </table:table-cell>
          <table:table-cell table:formula="of:=[.C331]=[.D331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attr_sustainingpowertotal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useSB</text:p>
          </table:table-cell>
          <table:table-cell/>
          <table:table-cell table:formula="of:=[.C332]=[.D33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ustainingpowertotal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str-bonus</text:p>
          </table:table-cell>
          <table:table-cell/>
          <table:table-cell table:formula="of:=[.C333]=[.D33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sustainingpowertotal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unnatural_str-bonus</text:p>
          </table:table-cell>
          <table:table-cell/>
          <table:table-cell table:formula="of:=[.C334]=[.D33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syr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powerarmourSB</text:p>
          </table:table-cell>
          <table:table-cell/>
          <table:table-cell table:formula="of:=[.C335]=[.D33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owerlev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tr_relevant_strength-bonus</text:p>
          </table:table-cell>
          <table:table-cell/>
          <table:table-cell table:formula="of:=[.C336]=[.D336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ep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FatigueThreshold</text:p>
          </table:table-cell>
          <table:table-cell table:number-columns-repeated="2"/>
          <table:table-cell table:formula="of:=[.B337]=[.D33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psyd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Fatigue</text:p>
          </table:table-cell>
          <table:table-cell/>
          <table:table-cell office:value-type="string" calcext:value-type="string">
            <text:p>attr_Fatigue</text:p>
          </table:table-cell>
          <table:table-cell table:formula="of:=[.B338]=[.D338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psypowers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misc_move</text:p>
          </table:table-cell>
          <table:table-cell table:number-columns-repeated="2"/>
          <table:table-cell table:formula="of:=[.B339]=[.D33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Name</text:p>
          </table:table-cell>
        </table:table-row>
        <table:table-row table:style-name="ro1">
          <table:table-cell/>
          <table:table-cell office:value-type="string" calcext:value-type="string">
            <text:p>attr_tough-bonus</text:p>
          </table:table-cell>
          <table:table-cell table:number-columns-repeated="2"/>
          <table:table-cell table:formula="of:=[.B340]=[.D34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Action</text:p>
          </table:table-cell>
        </table:table-row>
        <table:table-row table:style-name="ro1">
          <table:table-cell/>
          <table:table-cell office:value-type="string" calcext:value-type="string">
            <text:p>attr_unnatural_tough-bonus</text:p>
          </table:table-cell>
          <table:table-cell table:number-columns-repeated="2"/>
          <table:table-cell table:formula="of:=[.B341]=[.D34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Opp</text:p>
          </table:table-cell>
        </table:table-row>
        <table:table-row table:style-name="ro1">
          <table:table-cell/>
          <table:table-cell office:value-type="string" calcext:value-type="string">
            <text:p>attr_relevant_tough-bonus</text:p>
          </table:table-cell>
          <table:table-cell table:number-columns-repeated="2"/>
          <table:table-cell table:formula="of:=[.B342]=[.D34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Range</text:p>
          </table:table-cell>
        </table:table-row>
        <table:table-row table:style-name="ro1">
          <table:table-cell/>
          <table:table-cell office:value-type="string" calcext:value-type="string">
            <text:p>attr_Harmour</text:p>
          </table:table-cell>
          <table:table-cell/>
          <table:table-cell office:value-type="string" calcext:value-type="string">
            <text:p>attr_Harmour</text:p>
          </table:table-cell>
          <table:table-cell table:formula="of:=[.B343]=[.D343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Sustained</text:p>
          </table:table-cell>
        </table:table-row>
        <table:table-row table:style-name="ro1">
          <table:table-cell/>
          <table:table-cell office:value-type="string" calcext:value-type="string">
            <text:p>attr_ArArmour</text:p>
          </table:table-cell>
          <table:table-cell/>
          <table:table-cell office:value-type="string" calcext:value-type="string">
            <text:p>attr_ArArmour</text:p>
          </table:table-cell>
          <table:table-cell table:formula="of:=[.B344]=[.D344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sustainingpower3"</text:p>
          </table:table-cell>
        </table:table-row>
        <table:table-row table:style-name="ro1">
          <table:table-cell/>
          <table:table-cell office:value-type="string" calcext:value-type="string">
            <text:p>attr_Barmour</text:p>
          </table:table-cell>
          <table:table-cell/>
          <table:table-cell office:value-type="string" calcext:value-type="string">
            <text:p>attr_Barmour</text:p>
          </table:table-cell>
          <table:table-cell table:formula="of:=[.B345]=[.D345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amage</text:p>
          </table:table-cell>
        </table:table-row>
        <table:table-row table:style-name="ro1">
          <table:table-cell/>
          <table:table-cell office:value-type="string" calcext:value-type="string">
            <text:p>attr_AlArmour</text:p>
          </table:table-cell>
          <table:table-cell/>
          <table:table-cell office:value-type="string" calcext:value-type="string">
            <text:p>attr_AlArmour</text:p>
          </table:table-cell>
          <table:table-cell table:formula="of:=[.B346]=[.D346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amageType</text:p>
          </table:table-cell>
        </table:table-row>
        <table:table-row table:style-name="ro1">
          <table:table-cell/>
          <table:table-cell office:value-type="string" calcext:value-type="string">
            <text:p>attr_LrArmour</text:p>
          </table:table-cell>
          <table:table-cell/>
          <table:table-cell office:value-type="string" calcext:value-type="string">
            <text:p>attr_LrArmour</text:p>
          </table:table-cell>
          <table:table-cell table:formula="of:=[.B347]=[.D347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Pen</text:p>
          </table:table-cell>
        </table:table-row>
        <table:table-row table:style-name="ro1">
          <table:table-cell/>
          <table:table-cell office:value-type="string" calcext:value-type="string">
            <text:p>attr_LlArmour</text:p>
          </table:table-cell>
          <table:table-cell/>
          <table:table-cell office:value-type="string" calcext:value-type="string">
            <text:p>attr_LlArmour</text:p>
          </table:table-cell>
          <table:table-cell table:formula="of:=[.B348]=[.D348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PowersEffect</text:p>
          </table:table-cell>
        </table:table-row>
        <table:table-row table:style-name="ro1">
          <table:table-cell/>
          <table:table-cell office:value-type="string" calcext:value-type="string">
            <text:p>attr_Wounds_max</text:p>
          </table:table-cell>
          <table:table-cell/>
          <table:table-cell office:value-type="string" calcext:value-type="string">
            <text:p>attr_Wounds_max</text:p>
          </table:table-cell>
          <table:table-cell table:formula="of:=[.B349]=[.D349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psypowers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Wounds</text:p>
          </table:table-cell>
          <table:table-cell/>
          <table:table-cell office:value-type="string" calcext:value-type="string">
            <text:p>attr_Wounds</text:p>
          </table:table-cell>
          <table:table-cell table:formula="of:=[.B350]=[.D350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Name</text:p>
          </table:table-cell>
        </table:table-row>
        <table:table-row table:style-name="ro1">
          <table:table-cell/>
          <table:table-cell office:value-type="string" calcext:value-type="string">
            <text:p>attr_Critical</text:p>
          </table:table-cell>
          <table:table-cell/>
          <table:table-cell office:value-type="string" calcext:value-type="string">
            <text:p>attr_Critical</text:p>
          </table:table-cell>
          <table:table-cell table:formula="of:=[.B351]=[.D351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Action</text:p>
          </table:table-cell>
        </table:table-row>
        <table:table-row table:style-name="ro1">
          <table:table-cell/>
          <table:table-cell table:style-name="ce2" office:value-type="string" calcext:value-type="string">
            <text:p>attr_1stCondition</text:p>
          </table:table-cell>
          <table:table-cell table:style-name="ce2"/>
          <table:table-cell table:style-name="ce2" office:value-type="string" calcext:value-type="string">
            <text:p>repeating_battletraumas</text:p>
          </table:table-cell>
          <table:table-cell table:formula="of:=[.B352]=[.D35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Opp</text:p>
          </table:table-cell>
        </table:table-row>
        <table:table-row table:style-name="ro1">
          <table:table-cell/>
          <table:table-cell table:style-name="ce2" office:value-type="string" calcext:value-type="string">
            <text:p>attr_2ndCondition</text:p>
          </table:table-cell>
          <table:table-cell table:style-name="ce2"/>
          <table:table-cell table:style-name="ce2" office:value-type="string" calcext:value-type="string">
            <text:p>attr_BTraumaName</text:p>
          </table:table-cell>
          <table:table-cell table:formula="of:=[.B353]=[.D353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Range</text:p>
          </table:table-cell>
        </table:table-row>
        <table:table-row table:style-name="ro1">
          <table:table-cell/>
          <table:table-cell table:style-name="ce2" office:value-type="string" calcext:value-type="string">
            <text:p>attr_3rdCondition</text:p>
          </table:table-cell>
          <table:table-cell table:style-name="ce2"/>
          <table:table-cell table:style-name="ce2" office:value-type="string" calcext:value-type="string">
            <text:p>attr_BTraumadesc</text:p>
          </table:table-cell>
          <table:table-cell table:formula="of:=[.B354]=[.D35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ustained</text:p>
          </table:table-cell>
        </table:table-row>
        <table:table-row table:style-name="ro1">
          <table:table-cell/>
          <table:table-cell table:style-name="ce2" office:value-type="string" calcext:value-type="string">
            <text:p>attr_4thCondition</text:p>
          </table:table-cell>
          <table:table-cell table:style-name="ce2" table:number-columns-repeated="2"/>
          <table:table-cell table:formula="of:=[.B355]=[.D35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sustainingpower4</text:p>
          </table:table-cell>
        </table:table-row>
        <table:table-row table:style-name="ro1">
          <table:table-cell/>
          <table:table-cell table:style-name="ce2" office:value-type="string" calcext:value-type="string">
            <text:p>attr_5thCondition</text:p>
          </table:table-cell>
          <table:table-cell table:style-name="ce2" table:number-columns-repeated="2"/>
          <table:table-cell table:formula="of:=[.B356]=[.D35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</text:p>
          </table:table-cell>
        </table:table-row>
        <table:table-row table:style-name="ro1">
          <table:table-cell/>
          <table:table-cell table:style-name="ce2" office:value-type="string" calcext:value-type="string">
            <text:p>attr_6thCondition</text:p>
          </table:table-cell>
          <table:table-cell table:style-name="ce2" table:number-columns-repeated="2"/>
          <table:table-cell table:formula="of:=[.B357]=[.D35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Type</text:p>
          </table:table-cell>
        </table:table-row>
        <table:table-row table:style-name="ro1">
          <table:table-cell/>
          <table:table-cell table:style-name="ce2" office:value-type="string" calcext:value-type="string">
            <text:p>attr_7thCondition</text:p>
          </table:table-cell>
          <table:table-cell table:style-name="ce2" table:number-columns-repeated="2"/>
          <table:table-cell table:formula="of:=[.B358]=[.D35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Pen</text:p>
          </table:table-cell>
        </table:table-row>
        <table:table-row table:style-name="ro1">
          <table:table-cell/>
          <table:table-cell table:style-name="ce2" office:value-type="string" calcext:value-type="string">
            <text:p>attr_8thCondition</text:p>
          </table:table-cell>
          <table:table-cell table:style-name="ce2" table:number-columns-repeated="2"/>
          <table:table-cell table:formula="of:=[.B359]=[.D35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PowersEffect</text:p>
          </table:table-cell>
        </table:table-row>
        <table:table-row table:style-name="ro1">
          <table:table-cell/>
          <table:table-cell table:style-name="ce5" office:value-type="string" calcext:value-type="string">
            <text:p>attr_Ability</text:p>
          </table:table-cell>
          <table:table-cell table:style-name="ce5" table:number-columns-repeated="2"/>
          <table:table-cell table:formula="of:=[.B360]=[.D360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y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peating_Abilities</text:p>
          </table:table-cell>
          <table:table-cell table:style-name="ce5"/>
          <table:table-cell table:style-name="ce5" office:value-type="string" calcext:value-type="string">
            <text:p>repeating_talents</text:p>
          </table:table-cell>
          <table:table-cell table:formula="of:=[.B361]=[.D36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1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Abilities</text:p>
          </table:table-cell>
          <table:table-cell table:style-name="ce5"/>
          <table:table-cell table:number-columns-repeated="2"/>
          <table:table-cell office:value-type="string" calcext:value-type="string">
            <text:p>attr_Mastery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Talent</text:p>
          </table:table-cell>
          <table:table-cell table:style-name="ce5"/>
          <table:table-cell table:style-name="ce5" office:value-type="string" calcext:value-type="string">
            <text:p>attr_TalentName</text:p>
          </table:table-cell>
          <table:table-cell table:formula="of:=[.B363]=[.D36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TalentPage</text:p>
          </table:table-cell>
          <table:table-cell table:style-name="ce5"/>
          <table:table-cell table:style-name="ce5" office:value-type="string" calcext:value-type="string">
            <text:p>attr_TalentNotes</text:p>
          </table:table-cell>
          <table:table-cell table:formula="of:=[.B364]=[.D364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y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peating_Talents</text:p>
          </table:table-cell>
          <table:table-cell table:style-name="ce5" table:number-columns-repeated="2"/>
          <table:table-cell table:formula="of:=[.B365]=[.D365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3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Talents</text:p>
          </table:table-cell>
          <table:table-cell table:style-name="ce5"/>
          <table:table-cell table:number-columns-repeated="2"/>
          <table:table-cell office:value-type="string" calcext:value-type="string">
            <text:p>attr_Mastery4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TalentsPage</text:p>
          </table:table-cell>
          <table:table-cell table:style-name="ce5"/>
          <table:table-cell table:number-columns-repeated="2"/>
          <table:table-cell office:value-type="string" calcext:value-type="string">
            <text:p>attr_Discipline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Traits</text:p>
          </table:table-cell>
          <table:table-cell table:style-name="ce2" table:number-columns-repeated="2"/>
          <table:table-cell table:formula="of:=[.B368]=[.D368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Mastery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ttr_TraitsPage</text:p>
          </table:table-cell>
          <table:table-cell table:style-name="ce2" table:number-columns-repeated="2"/>
          <table:table-cell table:formula="of:=[.B369]=[.D369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Discipline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repeating_Traits</text:p>
          </table:table-cell>
          <table:table-cell table:style-name="ce2"/>
          <table:table-cell table:style-name="ce2" office:value-type="string" calcext:value-type="string">
            <text:p>repeating_traits</text:p>
          </table:table-cell>
          <table:table-cell table:formula="of:=[.B370]=[.D37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ttr_Traits</text:p>
          </table:table-cell>
          <table:table-cell table:style-name="ce2" office:value-type="string" calcext:value-type="string">
            <text:p>attr_TraitName</text:p>
          </table:table-cell>
          <table:table-cell table:formula="of:=[.B371]=[.D371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repeating_psypowers1</text:p>
          </table:table-cell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ttr_TraitsPage</text:p>
          </table:table-cell>
          <table:table-cell table:style-name="ce2" office:value-type="string" calcext:value-type="string">
            <text:p>attr_TraitNotes</text:p>
          </table:table-cell>
          <table:table-cell table:formula="of:=[.B372]=[.D37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Name</text:p>
          </table:table-cell>
        </table:table-row>
        <table:table-row table:style-name="ro1">
          <table:table-cell/>
          <table:table-cell office:value-type="string" calcext:value-type="string">
            <text:p>repeating_rangedweapons</text:p>
          </table:table-cell>
          <table:table-cell/>
          <table:table-cell office:value-type="string" calcext:value-type="string">
            <text:p>repeating_rangedweapons</text:p>
          </table:table-cell>
          <table:table-cell table:formula="of:=[.B373]=[.D373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Strength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name</text:p>
          </table:table-cell>
          <table:table-cell table:formula="of:=[.C374]=[.D374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Actio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class</text:p>
          </table:table-cell>
          <table:table-cell table:formula="of:=[.C375]=[.D375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Mastery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range</text:p>
          </table:table-cell>
          <table:table-cell table:formula="of:=[.C376]=[.D376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FocusPowe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damage</text:p>
          </table:table-cell>
          <table:table-cell table:formula="of:=[.C377]=[.D377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RatingModifie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type</text:p>
          </table:table-cell>
          <table:table-cell table:formula="of:=[.C378]=[.D378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Rang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pen</text:p>
          </table:table-cell>
          <table:table-cell table:formula="of:=[.C379]=[.D379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Sustain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single</text:p>
          </table:table-cell>
          <table:table-cell table:formula="of:=[.C380]=[.D380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sustainingpower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semi</text:p>
          </table:table-cell>
          <table:table-cell table:formula="of:=[.C381]=[.D381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amag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full</text:p>
          </table:table-cell>
          <table:table-cell table:formula="of:=[.C382]=[.D382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mgB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clip</text:p>
          </table:table-cell>
          <table:table-cell table:formula="of:=[.C383]=[.D383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DamageTyp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clip_max</text:p>
          </table:table-cell>
          <table:table-cell table:formula="of:=[.C384]=[.D384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Pe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reload</text:p>
          </table:table-cell>
          <table:table-cell table:formula="of:=[.C385]=[.D385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PsyPowersEffec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rangedweaponspecial</text:p>
          </table:table-cell>
          <table:table-cell table:formula="of:=[.C386]=[.D386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psypowers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SignatureGear</text:p>
          </table:table-cell>
          <table:table-cell table:style-name="ce5"/>
          <table:table-cell table:style-name="ce5" office:value-type="string" calcext:value-type="string">
            <text:p>repeating_gears</text:p>
          </table:table-cell>
          <table:table-cell table:formula="of:=[.B387]=[.D38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Name1</text:p>
          </table:table-cell>
        </table:table-row>
        <table:table-row table:style-name="ro1">
          <table:table-cell/>
          <table:table-cell table:style-name="ce5" office:value-type="string" calcext:value-type="string">
            <text:p>attr_SignatureGearWt</text:p>
          </table:table-cell>
          <table:table-cell table:style-name="ce5"/>
          <table:table-cell table:style-name="ce5" office:value-type="string" calcext:value-type="string">
            <text:p>attr_GearName</text:p>
          </table:table-cell>
          <table:table-cell table:formula="of:=[.B388]=[.D38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trength1</text:p>
          </table:table-cell>
        </table:table-row>
        <table:table-row table:style-name="ro1">
          <table:table-cell/>
          <table:table-cell table:style-name="ce5" office:value-type="string" calcext:value-type="string">
            <text:p>attr_SignatureGearPage</text:p>
          </table:table-cell>
          <table:table-cell table:style-name="ce5"/>
          <table:table-cell table:style-name="ce5" office:value-type="string" calcext:value-type="string">
            <text:p>attr_gearqty</text:p>
          </table:table-cell>
          <table:table-cell table:formula="of:=[.B389]=[.D38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Action1</text:p>
          </table:table-cell>
        </table:table-row>
        <table:table-row table:style-name="ro1">
          <table:table-cell/>
          <table:table-cell table:style-name="ce5" office:value-type="string" calcext:value-type="string">
            <text:p>repeating_SignatureGears</text:p>
          </table:table-cell>
          <table:table-cell table:style-name="ce5"/>
          <table:table-cell table:style-name="ce5" office:value-type="string" calcext:value-type="string">
            <text:p>attr_gearwt</text:p>
          </table:table-cell>
          <table:table-cell table:formula="of:=[.B390]=[.D39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Mastery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SignatureGears</text:p>
          </table:table-cell>
          <table:table-cell table:style-name="ce5" office:value-type="string" calcext:value-type="string">
            <text:p>attr_GearNotes</text:p>
          </table:table-cell>
          <table:table-cell table:formula="of:=[.B391]=[.D39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FocusPower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SignatureGeasrWt</text:p>
          </table:table-cell>
          <table:table-cell table:style-name="ce5"/>
          <table:table-cell table:number-columns-repeated="3"/>
          <table:table-cell office:value-type="string" calcext:value-type="string">
            <text:p>attr_PsyRatingModifier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SignatureGearsPage</text:p>
          </table:table-cell>
          <table:table-cell table:style-name="ce5"/>
          <table:table-cell table:number-columns-repeated="3"/>
          <table:table-cell office:value-type="string" calcext:value-type="string">
            <text:p>attr_PsyRange1</text:p>
          </table:table-cell>
        </table:table-row>
        <table:table-row table:style-name="ro1">
          <table:table-cell/>
          <table:table-cell table:style-name="ce5" office:value-type="string" calcext:value-type="string">
            <text:p>attr_Requisition</text:p>
          </table:table-cell>
          <table:table-cell table:style-name="ce5" table:number-columns-repeated="2"/>
          <table:table-cell table:formula="of:=[.B394]=[.D39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Sustained1</text:p>
          </table:table-cell>
        </table:table-row>
        <table:table-row table:style-name="ro1">
          <table:table-cell/>
          <table:table-cell table:style-name="ce5" office:value-type="string" calcext:value-type="string">
            <text:p>attr_RequisitionedGear</text:p>
          </table:table-cell>
          <table:table-cell table:style-name="ce5" table:number-columns-repeated="2"/>
          <table:table-cell table:formula="of:=[.B395]=[.D39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sustainingpower2</text:p>
          </table:table-cell>
        </table:table-row>
        <table:table-row table:style-name="ro1">
          <table:table-cell/>
          <table:table-cell table:style-name="ce5" office:value-type="string" calcext:value-type="string">
            <text:p>attr_RequisitionedGearWt</text:p>
          </table:table-cell>
          <table:table-cell table:style-name="ce5" table:number-columns-repeated="2"/>
          <table:table-cell table:formula="of:=[.B396]=[.D39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1</text:p>
          </table:table-cell>
        </table:table-row>
        <table:table-row table:style-name="ro1">
          <table:table-cell/>
          <table:table-cell table:style-name="ce5" office:value-type="string" calcext:value-type="string">
            <text:p>attr_RequisitionedGearPage</text:p>
          </table:table-cell>
          <table:table-cell table:style-name="ce5" table:number-columns-repeated="2"/>
          <table:table-cell table:formula="of:=[.B397]=[.D397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mgB1</text:p>
          </table:table-cell>
        </table:table-row>
        <table:table-row table:style-name="ro1">
          <table:table-cell/>
          <table:table-cell table:style-name="ce5" office:value-type="string" calcext:value-type="string">
            <text:p>repeating_RequisitionedGears</text:p>
          </table:table-cell>
          <table:table-cell table:style-name="ce5" table:number-columns-repeated="2"/>
          <table:table-cell table:formula="of:=[.B398]=[.D39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PsyDamageType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RequisitionedGears</text:p>
          </table:table-cell>
          <table:table-cell table:style-name="ce5"/>
          <table:table-cell table:number-columns-repeated="3"/>
          <table:table-cell office:value-type="string" calcext:value-type="string">
            <text:p>attr_PsyPen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RequisitionedGeasrWt</text:p>
          </table:table-cell>
          <table:table-cell table:style-name="ce5"/>
          <table:table-cell table:number-columns-repeated="3"/>
          <table:table-cell office:value-type="string" calcext:value-type="string">
            <text:p>attr_PsyPowersEffect1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RequisitionedGearsPage</text:p>
          </table:table-cell>
          <table:table-cell table:style-name="ce5"/>
          <table:table-cell table:number-columns-repeated="2"/>
          <table:table-cell office:value-type="string" calcext:value-type="string">
            <text:p>attr_NavLine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arry_max</text:p>
          </table:table-cell>
          <table:table-cell table:number-columns-repeated="2"/>
          <table:table-cell table:formula="of:=[.B402]=[.D402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NavLinBenef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Carry</text:p>
          </table:table-cell>
          <table:table-cell table:number-columns-repeated="2"/>
          <table:table-cell table:formula="of:=[.B403]=[.D403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NavLinDescrip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r_PsyRating</text:p>
          </table:table-cell>
          <table:table-cell/>
          <table:table-cell office:value-type="string" calcext:value-type="string">
            <text:p>attr_PsyRating</text:p>
          </table:table-cell>
          <table:table-cell table:formula="of:=[.B404]=[.D404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navlinbenefits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ttr_PsyPower</text:p>
          </table:table-cell>
          <table:table-cell table:style-name="ce5"/>
          <table:table-cell table:style-name="ce5" office:value-type="string" calcext:value-type="string">
            <text:p>repeating_psypowers3</text:p>
          </table:table-cell>
          <table:table-cell table:formula="of:=[.B405]=[.D405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LinBenefit1</text:p>
          </table:table-cell>
        </table:table-row>
        <table:table-row table:style-name="ro1">
          <table:table-cell/>
          <table:table-cell table:style-name="ce5" office:value-type="string" calcext:value-type="string">
            <text:p>attr_PsyPowerPage</text:p>
          </table:table-cell>
          <table:table-cell table:style-name="ce5" table:number-columns-repeated="2"/>
          <table:table-cell table:formula="of:=[.B406]=[.D406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LinDescription1</text:p>
          </table:table-cell>
        </table:table-row>
        <table:table-row table:style-name="ro1">
          <table:table-cell/>
          <table:table-cell table:style-name="ce5" office:value-type="string" calcext:value-type="string">
            <text:p>repeating_PsyPowers</text:p>
          </table:table-cell>
          <table:table-cell table:style-name="ce5" table:number-columns-repeated="2"/>
          <table:table-cell table:formula="of:=[.B407]=[.D40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navmutmod</text:p>
          </table:table-cell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PsyPowers</text:p>
          </table:table-cell>
          <table:table-cell table:style-name="ce5" office:value-type="string" calcext:value-type="string">
            <text:p>attr_PsyName</text:p>
          </table:table-cell>
          <table:table-cell table:formula="of:=[.B408]=[.D408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repeating_navmutations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PsyPowersPage</text:p>
          </table:table-cell>
          <table:table-cell table:style-name="ce5" office:value-type="string" calcext:value-type="string">
            <text:p>attr_PsyPowersEffect</text:p>
          </table:table-cell>
          <table:table-cell table:formula="of:=[.B409]=[.D40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MutationName</text:p>
          </table:table-cell>
        </table:table-row>
        <table:table-row table:style-name="ro1">
          <table:table-cell/>
          <table:table-cell office:value-type="string" calcext:value-type="string">
            <text:p>attr_XPtoSpend</text:p>
          </table:table-cell>
          <table:table-cell/>
          <table:table-cell office:value-type="string" calcext:value-type="string">
            <text:p>attr_XPtoSpend</text:p>
          </table:table-cell>
          <table:table-cell table:formula="of:=[.B410]=[.D410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MutationDesc</text:p>
          </table:table-cell>
        </table:table-row>
        <table:table-row table:style-name="ro1">
          <table:table-cell/>
          <table:table-cell office:value-type="string" calcext:value-type="string">
            <text:p>attr_XPSpent</text:p>
          </table:table-cell>
          <table:table-cell/>
          <table:table-cell office:value-type="string" calcext:value-type="string">
            <text:p>attr_XPSpent</text:p>
          </table:table-cell>
          <table:table-cell table:formula="of:=[.B411]=[.D411]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repeating_navp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eating_advancements</text:p>
          </table:table-cell>
          <table:table-cell/>
          <table:table-cell office:value-type="string" calcext:value-type="string">
            <text:p>repeating_advancements</text:p>
          </table:table-cell>
          <table:table-cell table:formula="of:=[.B412]=[.D412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Nam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1</text:p>
          </table:table-cell>
          <table:table-cell table:formula="of:=[.C413]=[.D413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characteristic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1xp</text:p>
          </table:table-cell>
          <table:table-cell table:formula="of:=[.C414]=[.D414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box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2</text:p>
          </table:table-cell>
          <table:table-cell table:formula="of:=[.C415]=[.D415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box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2xp</text:p>
          </table:table-cell>
          <table:table-cell table:formula="of:=[.C416]=[.D416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box3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3</text:p>
          </table:table-cell>
          <table:table-cell table:formula="of:=[.C417]=[.D417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Mo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r_advancement3xp</text:p>
          </table:table-cell>
          <table:table-cell table:formula="of:=[.C418]=[.D418]" office:value-type="boolean" office:boolean-value="true" calcext:value-type="boolean">
            <text:p>VRAI</text:p>
          </table:table-cell>
          <table:table-cell table:number-columns-repeated="2"/>
          <table:table-cell office:value-type="string" calcext:value-type="string">
            <text:p>attr_NavPowerAction</text:p>
          </table:table-cell>
        </table:table-row>
        <table:table-row table:style-name="ro1">
          <table:table-cell/>
          <table:table-cell table:style-name="ce5" office:value-type="string" calcext:value-type="string">
            <text:p>attr_mode-solo</text:p>
          </table:table-cell>
          <table:table-cell table:style-name="ce5"/>
          <table:table-cell table:style-name="ce5" office:value-type="string" calcext:value-type="string">
            <text:p>repeating_soloAbilities</text:p>
          </table:table-cell>
          <table:table-cell table:formula="of:=[.B419]=[.D419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Range</text:p>
          </table:table-cell>
        </table:table-row>
        <table:table-row table:style-name="ro1">
          <table:table-cell/>
          <table:table-cell table:style-name="ce5" office:value-type="string" calcext:value-type="string">
            <text:p>attr_modePage-solo</text:p>
          </table:table-cell>
          <table:table-cell table:style-name="ce5"/>
          <table:table-cell table:style-name="ce5" office:value-type="string" calcext:value-type="string">
            <text:p>attr_soloAbilityNotes</text:p>
          </table:table-cell>
          <table:table-cell table:formula="of:=[.B420]=[.D420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Damage</text:p>
          </table:table-cell>
        </table:table-row>
        <table:table-row table:style-name="ro1">
          <table:table-cell/>
          <table:table-cell table:style-name="ce5" office:value-type="string" calcext:value-type="string">
            <text:p>repeating_Talents</text:p>
          </table:table-cell>
          <table:table-cell table:style-name="ce5" table:number-columns-repeated="2"/>
          <table:table-cell table:formula="of:=[.B421]=[.D421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DamageType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mode-solo</text:p>
          </table:table-cell>
          <table:table-cell table:style-name="ce5" office:value-type="string" calcext:value-type="string">
            <text:p>attr_soloAbilityName</text:p>
          </table:table-cell>
          <table:table-cell table:formula="of:=[.B422]=[.D422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Novice</text:p>
          </table:table-cell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modePage-solo</text:p>
          </table:table-cell>
          <table:table-cell table:style-name="ce5"/>
          <table:table-cell table:number-columns-repeated="3"/>
          <table:table-cell office:value-type="string" calcext:value-type="string">
            <text:p>attr_NavPowerAdept</text:p>
          </table:table-cell>
        </table:table-row>
        <table:table-row table:style-name="ro1">
          <table:table-cell/>
          <table:table-cell office:value-type="string" calcext:value-type="string">
            <text:p>attr_Cohesion_max</text:p>
          </table:table-cell>
          <table:table-cell table:number-columns-repeated="2"/>
          <table:table-cell table:formula="of:=[.B424]=[.D424]" office:value-type="boolean" office:boolean-value="false" calcext:value-type="boolean">
            <text:p>FAUX</text:p>
          </table:table-cell>
          <table:table-cell table:number-columns-repeated="2"/>
          <table:table-cell office:value-type="string" calcext:value-type="string">
            <text:p>attr_NavPowerMaster</text:p>
          </table:table-cell>
        </table:table-row>
        <table:table-row table:style-name="ro1">
          <table:table-cell/>
          <table:table-cell office:value-type="string" calcext:value-type="string">
            <text:p>attr_Cohesion</text:p>
          </table:table-cell>
          <table:table-cell/>
          <table:table-cell office:value-type="string" calcext:value-type="string">
            <text:p>attr_Cohesion</text:p>
          </table:table-cell>
          <table:table-cell table:formula="of:=[.B425]=[.D425]" office:value-type="boolean" office:boolean-value="true" calcext:value-type="boolean">
            <text:p>VRAI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mode-squad</text:p>
          </table:table-cell>
          <table:table-cell table:style-name="ce5"/>
          <table:table-cell table:style-name="ce5" office:value-type="string" calcext:value-type="string">
            <text:p>repeating_squadAbilities</text:p>
          </table:table-cell>
          <table:table-cell table:formula="of:=[.B426]=[.D426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ttr_modePage-squad</text:p>
          </table:table-cell>
          <table:table-cell table:style-name="ce5" table:number-columns-repeated="2"/>
          <table:table-cell table:formula="of:=[.B427]=[.D427]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attr_XPTota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peating_Talents</text:p>
          </table:table-cell>
          <table:table-cell table:style-name="ce5" table:number-columns-repeated="2"/>
          <table:table-cell table:formula="of:=[.B428]=[.D428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mode-squad</text:p>
          </table:table-cell>
          <table:table-cell table:style-name="ce5" office:value-type="string" calcext:value-type="string">
            <text:p>attr_squadAbilityName</text:p>
          </table:table-cell>
          <table:table-cell table:formula="of:=[.B429]=[.D429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ttr_modePage-squad</text:p>
          </table:table-cell>
          <table:table-cell table:style-name="ce5" office:value-type="string" calcext:value-type="string">
            <text:p>attr_squadAbilityNotes</text:p>
          </table:table-cell>
          <table:table-cell table:formula="of:=[.B430]=[.D430]" office:value-type="boolean" office:boolean-value="false" calcext:value-type="boolean">
            <text:p>FAUX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formula="of:=COUNTIF([.E2:.E430];1)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PurityTh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puritydegree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repeating_battletraumas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attr_BTraumaName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attr_BTraumadesc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madnessdegree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TraumaMod</text:p>
          </table:table-cell>
          <table:table-cell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corruptiondegree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MaligMod</text:p>
          </table:table-cell>
          <table:table-cell/>
        </table:table-row>
        <table:table-row table:style-name="ro1" table:number-rows-repeated="16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CharChapterdesc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PastEventNotes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PerDemeanourdesc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attr_ChapDemeanourdes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20:51:26.4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1:30:38.147000000</meta:creation-date>
    <dc:date>2024-10-21T23:50:44.913000000</dc:date>
    <meta:editing-duration>PT1H3M55S</meta:editing-duration>
    <meta:editing-cycles>8</meta:editing-cycles>
    <meta:generator>LibreOffice/24.8.0.3$Windows_X86_64 LibreOffice_project/0bdf1299c94fe897b119f97f3c613e9dca6be583</meta:generator>
    <meta:document-statistic meta:table-count="1" meta:cell-count="1243" meta:object-count="0"/>
  </office:meta>
</office:document-meta>
</file>